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3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2" style:family="table-row">
      <style:table-row-properties style:min-row-height="5.115cm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5.5cm" style:rel-column-width="21845*"/>
    </style:style>
    <style:style style:name="Таблица6.1" style:family="table-row">
      <style:table-row-properties style:min-row-height="0.81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2" style:family="table-row">
      <style:table-row-properties style:min-row-height="0.492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1" style:family="table-row">
      <style:table-row-properties style:min-row-height="0.81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492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5.5cm" style:rel-column-width="21845*"/>
    </style:style>
    <style:style style:name="Таблица4.1" style:family="table-row">
      <style:table-row-properties style:min-row-height="0.8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2" style:family="table-row">
      <style:table-row-properties style:min-row-height="0.492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5.5cm" style:rel-column-width="21845*"/>
    </style:style>
    <style:style style:name="Таблица5.1" style:family="table-row">
      <style:table-row-properties style:min-row-height="0.81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2" style:family="table-row">
      <style:table-row-properties style:min-row-height="0.492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4" style:font-weight-asian="bold" style:font-name-complex="Times New Roman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4" style:font-size-asian="12pt" style:font-name-complex="Times New Roman4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4" style:font-size-asian="12pt" style:font-style-asian="italic" style:font-name-complex="Times New Roman4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4" style:font-size-asian="12pt" style:font-weight-asian="bold" style:font-name-complex="Times New Roman4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4" style:font-size-asian="14pt" style:font-style-asian="italic" style:font-name-complex="Times New Roman4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language="en" fo:country="US" fo:font-style="italic" style:font-name-asian="Times New Roman4" style:font-style-asian="italic" style:font-name-complex="Times New Roman4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3510e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4" style:font-size-asian="6pt" style:font-name-complex="Times New Roman4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16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7" style:family="paragraph" style:parent-style-name="Heading_20_1">
      <style:text-properties style:font-name="Times New Roman1" fo:font-size="20pt" fo:language="ru" fo:country="RU" fo:font-weight="bold" officeooo:rsid="004e7a13" officeooo:paragraph-rsid="004e7a13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4" style:font-size-asian="12pt" style:font-weight-asian="bold" style:font-name-complex="Times New Roman4"/>
    </style:style>
    <style:style style:name="P1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6bbc25" officeooo:paragraph-rsid="006bbc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5ff496" officeooo:paragraph-rsid="010af09b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3dac4e" officeooo:paragraph-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3dac4e" officeooo:paragraph-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3ee3d4" officeooo:paragraph-rsid="013ee3d4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407cd3" officeooo:paragraph-rsid="01407cd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bold" officeooo:rsid="003936dd" officeooo:paragraph-rsid="01391257" style:font-name-asian="Times New Roman4" style:font-size-asian="13.1000003814697pt" style:language-asian="ru" style:country-asian="RU" style:font-weight-asian="bold" style:font-name-complex="Times New Roman4" style:font-size-complex="15pt" style:font-weight-complex="bold"/>
    </style:style>
    <style:style style:name="P2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06bbc25" officeooo:paragraph-rsid="006bbc25"/>
    </style:style>
    <style:style style:name="P2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d3979"/>
    </style:style>
    <style:style style:name="P3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13ee3d4" officeooo:paragraph-rsid="013ee3d4"/>
    </style:style>
    <style:style style:name="P3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1924cae" officeooo:paragraph-rsid="01924cae" style:text-blinking="false" fo:background-color="transparent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3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1938a19" officeooo:paragraph-rsid="01938a19" style:text-blinking="false" fo:background-color="transparent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3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rsid="0197d328" officeooo:paragraph-rsid="0197d328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2" fo:font-size="14pt" fo:language="ru" fo:country="RU" fo:font-weight="normal" officeooo:paragraph-rsid="01391257" style:font-size-asian="14pt" style:language-asian="ru" style:country-asian="RU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22ecf0" style:text-blinking="false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32fd33" style:text-blinking="false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6b7093" style:text-blinking="false" fo:background-color="transparent"/>
    </style:style>
    <style:style style:name="P38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ed748" officeooo:paragraph-rsid="018ed748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32fd33"/>
    </style:style>
    <style:style style:name="P40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1917fb"/>
    </style:style>
    <style:style style:name="P41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22ecf0"/>
    </style:style>
    <style:style style:name="P42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67717b"/>
    </style:style>
    <style:style style:name="P43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6addd3" officeooo:paragraph-rsid="00feaf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44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6addd3" officeooo:paragraph-rsid="01351716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45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6addd3" officeooo:paragraph-rsid="01351716" style:font-name-asian="Times New Roman4" style:font-size-asian="12.25pt" style:language-asian="ru" style:country-asian="RU" style:font-weight-asian="normal" style:font-name-complex="Times New Roman4" style:font-size-complex="14pt" style:font-weight-complex="normal" loext:padding="0cm" loext:border="none"/>
    </style:style>
    <style:style style:name="P46" style:family="paragraph" style:parent-style-name="Preformatted_20_Text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19e290" officeooo:paragraph-rsid="0135171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7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3d868e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10e1557" officeooo:paragraph-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1c13df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3ee9b8" officeooo:paragraph-rsid="003ee9b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1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03d868e" style:font-size-asian="14pt" style:font-weight-asian="normal" style:font-size-complex="14pt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0937622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0943baa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04097e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5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6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95a6aa" officeooo:paragraph-rsid="0095a6aa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7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3d868e"/>
    </style:style>
    <style:style style:name="P5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0e1557"/>
    </style:style>
    <style:style style:name="P5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95a6aa"/>
    </style:style>
    <style:style style:name="P60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937622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3d868e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1130dd0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normal" officeooo:rsid="01130dd0" officeooo:paragraph-rsid="01130dd0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130dd0"/>
    </style:style>
    <style:style style:name="P65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767256" officeooo:paragraph-rsid="01334ed1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95f9e" officeooo:paragraph-rsid="00495f9e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a41a75" officeooo:paragraph-rsid="00a41a75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d9893" officeooo:paragraph-rsid="011917fb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1cfcb3" officeooo:paragraph-rsid="011cfcb3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1cfcb3" officeooo:paragraph-rsid="0122ecf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2ecf0" officeooo:paragraph-rsid="0122ecf0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38fb1" officeooo:paragraph-rsid="01238fb1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38fb1" officeooo:paragraph-rsid="0122ecf0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655a3" officeooo:paragraph-rsid="012655a3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8d774" officeooo:paragraph-rsid="0128d774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8f6ea" officeooo:paragraph-rsid="0128f6ea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665c81" officeooo:paragraph-rsid="01665c81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7d094d" officeooo:paragraph-rsid="017d094d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883f56" officeooo:paragraph-rsid="01883f56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8b8cc3" officeooo:paragraph-rsid="018b8cc3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8c39b4" officeooo:paragraph-rsid="018c39b4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924cae" officeooo:paragraph-rsid="01924cae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97d328" officeooo:paragraph-rsid="0197d328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86" style:family="paragraph" style:parent-style-name="Table_20_Contents">
      <style:text-properties style:font-name="Times New Roman1" fo:font-size="14pt" fo:language="ru" fo:country="RU" officeooo:rsid="006ecca9" officeooo:paragraph-rsid="012be5d2" style:font-size-asian="12.25pt" style:font-size-complex="14pt"/>
    </style:style>
    <style:style style:name="P87" style:family="paragraph" style:parent-style-name="Table_20_Contents">
      <style:text-properties style:font-name="Times New Roman1" fo:font-size="14pt" fo:language="ru" fo:country="RU" officeooo:rsid="006ecca9" officeooo:paragraph-rsid="019d59ba" style:font-size-asian="12.25pt" style:font-size-complex="14pt"/>
    </style:style>
    <style:style style:name="P88" style:family="paragraph" style:parent-style-name="Table_20_Contents">
      <style:text-properties style:font-name="Times New Roman1" fo:font-size="14pt" fo:language="ru" fo:country="RU" officeooo:rsid="006ecca9" officeooo:paragraph-rsid="019fb473" style:font-size-asian="12.25pt" style:font-size-complex="14pt"/>
    </style:style>
    <style:style style:name="P89" style:family="paragraph" style:parent-style-name="Table_20_Contents">
      <style:text-properties style:font-name="Times New Roman1" fo:font-size="14pt" fo:language="ru" fo:country="RU" officeooo:rsid="00731d26" officeooo:paragraph-rsid="019d59ba" style:font-size-asian="12.25pt" style:font-size-complex="14pt"/>
    </style:style>
    <style:style style:name="P90" style:family="paragraph" style:parent-style-name="Table_20_Contents">
      <style:text-properties style:font-name="Times New Roman1" fo:font-size="14pt" fo:language="ru" fo:country="RU" officeooo:rsid="019bb9b3" officeooo:paragraph-rsid="019bb9b3" style:font-size-asian="12.25pt" style:font-size-complex="14pt"/>
    </style:style>
    <style:style style:name="P91" style:family="paragraph" style:parent-style-name="Table_20_Contents">
      <style:text-properties style:font-name="Times New Roman1" fo:font-size="14pt" fo:language="ru" fo:country="RU" officeooo:rsid="019bb9b3" officeooo:paragraph-rsid="019d59ba" style:font-size-asian="12.25pt" style:font-size-complex="14pt"/>
    </style:style>
    <style:style style:name="P92" style:family="paragraph" style:parent-style-name="Table_20_Contents">
      <style:text-properties style:font-name="Times New Roman1" fo:font-size="14pt" fo:language="ru" fo:country="RU" officeooo:rsid="019bb9b3" officeooo:paragraph-rsid="019fb473" style:font-size-asian="12.25pt" style:font-size-complex="14pt"/>
    </style:style>
    <style:style style:name="P93" style:family="paragraph" style:parent-style-name="Table_20_Contents">
      <style:text-properties style:font-name="Times New Roman1" fo:font-size="14pt" fo:language="ru" fo:country="RU" officeooo:rsid="019fb473" officeooo:paragraph-rsid="019fb473" style:font-size-asian="12.25pt" style:font-size-complex="14pt"/>
    </style:style>
    <style:style style:name="P94" style:family="paragraph" style:parent-style-name="Table_20_Contents">
      <style:text-properties style:font-name="Times New Roman1" fo:font-size="14pt" fo:language="ru" fo:country="RU" officeooo:rsid="019fd197" officeooo:paragraph-rsid="019fd197" style:font-size-asian="12.25pt" style:font-size-complex="14pt"/>
    </style:style>
    <style:style style:name="P95" style:family="paragraph" style:parent-style-name="Table_20_Contents">
      <style:text-properties style:font-name="Times New Roman1" fo:font-size="14pt" fo:language="ru" fo:country="RU" officeooo:rsid="01a1e6ca" officeooo:paragraph-rsid="01a1e6ca" style:font-size-asian="12.25pt" style:font-size-complex="14pt"/>
    </style:style>
    <style:style style:name="P96" style:family="paragraph" style:parent-style-name="Table_20_Contents">
      <style:text-properties style:font-name="Times New Roman1" fo:font-size="14pt" fo:language="ru" fo:country="RU" officeooo:rsid="01a4257a" officeooo:paragraph-rsid="01a4257a" style:font-size-asian="12.25pt" style:font-size-complex="14pt"/>
    </style:style>
    <style:style style:name="P97" style:family="paragraph" style:parent-style-name="Table_20_Contents">
      <style:text-properties style:font-name="Times New Roman1" fo:font-size="14pt" fo:language="ru" fo:country="RU" officeooo:rsid="01a4257a" officeooo:paragraph-rsid="01a998c5" style:font-size-asian="12.25pt" style:font-size-complex="14pt"/>
    </style:style>
    <style:style style:name="P98" style:family="paragraph" style:parent-style-name="Table_20_Contents">
      <style:text-properties style:font-name="Times New Roman1" fo:font-size="14pt" fo:language="ru" fo:country="RU" officeooo:rsid="01a4c803" officeooo:paragraph-rsid="01a4c803" style:font-size-asian="12.25pt" style:font-size-complex="14pt"/>
    </style:style>
    <style:style style:name="P99" style:family="paragraph" style:parent-style-name="Table_20_Contents">
      <style:text-properties style:font-name="Times New Roman1" fo:font-size="14pt" fo:language="ru" fo:country="RU" officeooo:rsid="01a50be5" officeooo:paragraph-rsid="01a50be5" style:font-size-asian="12.25pt" style:font-size-complex="14pt"/>
    </style:style>
    <style:style style:name="P100" style:family="paragraph" style:parent-style-name="Table_20_Contents">
      <style:text-properties style:font-name="Times New Roman1" fo:font-size="14pt" fo:language="ru" fo:country="RU" officeooo:rsid="01a820ae" officeooo:paragraph-rsid="01a820ae" style:font-size-asian="12.25pt" style:font-size-complex="14pt"/>
    </style:style>
    <style:style style:name="P101" style:family="paragraph" style:parent-style-name="Table_20_Contents">
      <style:text-properties style:font-name="Times New Roman1" fo:font-size="14pt" fo:language="ru" fo:country="RU" officeooo:rsid="01ab1b6e" officeooo:paragraph-rsid="01ab1b6e" style:font-size-asian="12.25pt" style:font-size-complex="14pt"/>
    </style:style>
    <style:style style:name="P102" style:family="paragraph" style:parent-style-name="Table_20_Contents">
      <style:text-properties style:font-name="Times New Roman1" fo:font-size="14pt" fo:language="ru" fo:country="RU" officeooo:rsid="01ae4393" officeooo:paragraph-rsid="01ae4393" style:font-size-asian="12.25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1b85bf" officeooo:paragraph-rsid="011b85bf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22ecf0" officeooo:paragraph-rsid="0122ecf0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28d774" officeooo:paragraph-rsid="0128d774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67654e" officeooo:paragraph-rsid="0167654e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67717b" officeooo:paragraph-rsid="0167717b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6b7093" officeooo:paragraph-rsid="016b7093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8c39b4" officeooo:paragraph-rsid="018c39b4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2655a3" officeooo:paragraph-rsid="0122ecf0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8e2320" officeooo:paragraph-rsid="018e2320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8ed748" officeooo:paragraph-rsid="018ed748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9074e7" officeooo:paragraph-rsid="019074e7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938a19" officeooo:paragraph-rsid="01938a19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954cdd" officeooo:paragraph-rsid="01954cdd" style:font-size-asian="14pt" style:font-size-complex="14pt"/>
    </style:style>
    <style:style style:name="P116" style:family="paragraph" style:parent-style-name="Table_20_Contents">
      <style:text-properties style:font-name="Times New Roman1" fo:font-size="14pt" fo:language="en" fo:country="US" officeooo:rsid="007054e7" officeooo:paragraph-rsid="012be5d2" style:font-size-asian="12.25pt" style:font-size-complex="14pt"/>
    </style:style>
    <style:style style:name="P117" style:family="paragraph" style:parent-style-name="Table_20_Contents">
      <style:text-properties style:font-name="Times New Roman1" fo:font-size="14pt" fo:language="en" fo:country="US" officeooo:rsid="007054e7" officeooo:paragraph-rsid="019d59ba" style:font-size-asian="12.25pt" style:font-size-complex="14pt"/>
    </style:style>
    <style:style style:name="P118" style:family="paragraph" style:parent-style-name="Table_20_Contents">
      <style:text-properties style:font-name="Times New Roman1" fo:font-size="14pt" fo:language="en" fo:country="US" officeooo:rsid="007054e7" officeooo:paragraph-rsid="019fb473" style:font-size-asian="12.25pt" style:font-size-complex="14pt"/>
    </style:style>
    <style:style style:name="P119" style:family="paragraph" style:parent-style-name="Table_20_Contents">
      <style:text-properties style:font-name="Times New Roman1" fo:font-size="14pt" fo:language="en" fo:country="US" officeooo:rsid="019d59ba" officeooo:paragraph-rsid="019d59ba" style:font-size-asian="12.25pt" style:font-size-complex="14pt"/>
    </style:style>
    <style:style style:name="P120" style:family="paragraph" style:parent-style-name="Table_20_Contents">
      <style:text-properties style:font-name="Times New Roman1" fo:font-size="14pt" fo:language="en" fo:country="US" officeooo:rsid="019d59ba" officeooo:paragraph-rsid="019fb473" style:font-size-asian="12.25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12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en" fo:country="US" fo:font-style="normal" style:text-underline-style="none" fo:font-weight="normal" officeooo:rsid="00b201d2" officeooo:paragraph-rsid="00b201d2" style:text-blinking="false" fo:background-color="transparent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1733d18" officeooo:paragraph-rsid="01733d18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1733d18" officeooo:paragraph-rsid="0173eac5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173eac5" officeooo:paragraph-rsid="0173eac5" style:font-size-asian="14pt" style:font-size-complex="14pt"/>
    </style:style>
    <style:style style:name="P1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466923" officeooo:paragraph-rsid="00466923" style:text-blinking="false" fo:background-color="transparent" style:font-size-asian="14pt" style:font-size-complex="14pt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46c030" officeooo:paragraph-rsid="0046c030" style:text-blinking="false" fo:background-color="transparent" style:font-size-asian="14pt" style:font-size-complex="14pt"/>
    </style:style>
    <style:style style:name="P12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b8cc3" officeooo:paragraph-rsid="018b8cc3" style:text-blinking="false" fo:background-color="transparent" style:font-size-asian="14pt" style:font-size-complex="14pt"/>
    </style:style>
    <style:style style:name="P12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c39b4" officeooo:paragraph-rsid="018c39b4" style:text-blinking="false" fo:background-color="transparent" style:font-size-asian="14pt" style:font-size-complex="14pt"/>
    </style:style>
    <style:style style:name="P13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27b68a" officeooo:paragraph-rsid="0046c030" style:text-blinking="false" fo:background-color="transparent" style:font-size-asian="14pt" style:font-size-complex="14pt"/>
    </style:style>
    <style:style style:name="P13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e2320" officeooo:paragraph-rsid="018e2320" style:text-blinking="false" fo:background-color="transparent" style:font-size-asian="14pt" style:font-size-complex="14pt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ed748" officeooo:paragraph-rsid="018ed748" style:text-blinking="false" fo:background-color="transparent" style:font-size-asian="14pt" style:font-size-complex="14pt"/>
    </style:style>
    <style:style style:name="P13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924cae" officeooo:paragraph-rsid="01924cae" style:text-blinking="false" fo:background-color="transparent" style:font-size-asian="14pt" style:font-size-complex="14pt"/>
    </style:style>
    <style:style style:name="P13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97d328" officeooo:paragraph-rsid="0197d328" style:text-blinking="false" fo:background-color="transparent" style:font-size-asian="14pt" style:font-size-complex="14pt"/>
    </style:style>
    <style:style style:name="P13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938a19" officeooo:paragraph-rsid="01938a19" style:text-blinking="false" fo:background-color="transparent" style:font-size-asian="14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ed748" officeooo:paragraph-rsid="018ed748" style:text-blinking="false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size-complex="14pt"/>
    </style:style>
    <style:style style:name="P1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46c030" style:text-blinking="false" fo:background-color="transparent" style:font-size-asian="14pt" style:font-size-complex="14pt"/>
    </style:style>
    <style:style style:name="P13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238fb1" style:text-blinking="false" fo:background-color="transparent" style:font-size-asian="14pt" style:font-size-complex="14pt"/>
    </style:style>
    <style:style style:name="P14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2655a3" style:text-blinking="false" fo:background-color="transparent" style:font-size-asian="14pt" style:font-size-complex="14pt"/>
    </style:style>
    <style:style style:name="P14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28d774" officeooo:paragraph-rsid="0128d774" style:text-blinking="false" fo:background-color="transparent" style:font-size-asian="14pt" style:font-size-complex="14pt"/>
    </style:style>
    <style:style style:name="P14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28d774" officeooo:paragraph-rsid="018e2320" style:text-blinking="false" fo:background-color="transparent" style:font-size-asian="14pt" style:font-size-complex="14pt"/>
    </style:style>
    <style:style style:name="P14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8e2320" officeooo:paragraph-rsid="018e2320" style:text-blinking="false" fo:background-color="transparent" style:font-size-asian="14pt" style:font-size-complex="14pt"/>
    </style:style>
    <style:style style:name="P14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8c39b4" officeooo:paragraph-rsid="01238fb1" style:text-blinking="false" fo:background-color="transparent" style:font-size-asian="14pt" style:font-size-complex="14pt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8c39b4" officeooo:paragraph-rsid="012655a3" style:text-blinking="false" fo:background-color="transparent" style:font-size-asian="14pt" style:font-size-complex="14pt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/>
    </style:style>
    <style:style style:name="P147" style:family="paragraph" style:parent-style-name="Standard">
      <style:text-properties officeooo:paragraph-rsid="009772f8"/>
    </style:style>
    <style:style style:name="P148" style:family="paragraph" style:parent-style-name="Standard">
      <style:paragraph-properties fo:text-align="center" style:justify-single-word="false"/>
    </style:style>
    <style:style style:name="P149" style:family="paragraph" style:parent-style-name="Standard">
      <style:paragraph-properties fo:text-align="center" style:justify-single-word="false"/>
      <style:text-properties officeooo:paragraph-rsid="012655a3"/>
    </style:style>
    <style:style style:name="P150" style:family="paragraph" style:parent-style-name="Standard">
      <style:paragraph-properties fo:text-align="center" style:justify-single-word="false"/>
      <style:text-properties officeooo:paragraph-rsid="01238fb1"/>
    </style:style>
    <style:style style:name="P151" style:family="paragraph" style:parent-style-name="Standard">
      <style:paragraph-properties fo:text-align="center" style:justify-single-word="false"/>
      <style:text-properties officeooo:paragraph-rsid="018a4a7f"/>
    </style:style>
    <style:style style:name="P152" style:family="paragraph" style:parent-style-name="Standard">
      <style:paragraph-properties fo:text-align="center" style:justify-single-word="false"/>
      <style:text-properties officeooo:paragraph-rsid="0046c030"/>
    </style:style>
    <style:style style:name="P153" style:family="paragraph" style:parent-style-name="Standard">
      <style:paragraph-properties fo:text-align="center" style:justify-single-word="false"/>
      <style:text-properties officeooo:paragraph-rsid="019074e7"/>
    </style:style>
    <style:style style:name="P154" style:family="paragraph" style:parent-style-name="Standard">
      <style:text-properties style:font-name="Times New Roman1" fo:font-size="14pt" fo:language="ru" fo:country="RU" officeooo:rsid="00e57689" officeooo:paragraph-rsid="00e57689" style:font-size-asian="12.25pt" style:font-size-complex="14pt"/>
    </style:style>
    <style:style style:name="P15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1daf7" officeooo:paragraph-rsid="012be5d2" style:font-size-asian="12.25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1daf7" officeooo:paragraph-rsid="019d59ba" style:font-size-asian="12.25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51daf7" officeooo:paragraph-rsid="019fb473" style:font-size-asian="12.25pt" style:font-size-complex="14pt"/>
    </style:style>
    <style:style style:name="P158" style:family="paragraph" style:parent-style-name="Standard">
      <style:text-properties style:font-name="Times New Roman1" fo:font-size="14pt" fo:language="ru" fo:country="RU" officeooo:rsid="0051daf7" officeooo:paragraph-rsid="0051daf7" style:font-size-asian="12.25pt" style:font-size-complex="14pt"/>
    </style:style>
    <style:style style:name="P159" style:family="paragraph" style:parent-style-name="Standard">
      <style:text-properties style:font-name="Times New Roman1" fo:font-size="14pt" fo:language="ru" fo:country="RU" officeooo:rsid="006ecca9" officeooo:paragraph-rsid="019d59ba" style:font-size-asian="12.25pt" style:font-size-complex="14pt"/>
    </style:style>
    <style:style style:name="P160" style:family="paragraph" style:parent-style-name="Standard">
      <style:text-properties style:font-name="Times New Roman1" fo:font-size="14pt" fo:language="ru" fo:country="RU" officeooo:rsid="019fb473" officeooo:paragraph-rsid="019fb473" style:font-size-asian="12.25pt" style:font-size-complex="14pt"/>
    </style:style>
    <style:style style:name="P161" style:family="paragraph" style:parent-style-name="Standard">
      <style:paragraph-properties fo:text-align="start" style:justify-single-word="false"/>
      <style:text-properties style:font-name="Times New Roman1" fo:font-size="14pt" officeooo:rsid="0133514e" officeooo:paragraph-rsid="0133514e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Times New Roman1" fo:font-size="14pt" officeooo:rsid="01b3f9db" officeooo:paragraph-rsid="01b3f9db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Times New Roman1" fo:font-size="14pt" officeooo:rsid="01b3f9db" officeooo:paragraph-rsid="01c0af43" style:font-size-asian="14pt" style:font-size-complex="14pt"/>
    </style:style>
    <style:style style:name="P164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rsid="018ed748" officeooo:paragraph-rsid="018ed748" style:font-size-asian="14pt" style:font-size-complex="14pt"/>
    </style:style>
    <style:style style:name="P165" style:family="paragraph" style:parent-style-name="Standard">
      <style:text-properties style:font-name="Times New Roman1" fo:font-size="20pt" fo:font-weight="bold" officeooo:paragraph-rsid="019fb473" style:font-size-asian="20pt" style:font-weight-asian="bold" style:font-size-complex="20pt" style:font-weight-complex="bold"/>
    </style:style>
    <style:style style:name="P166" style:family="paragraph" style:parent-style-name="Standard">
      <style:text-properties style:font-name="Times New Roman2" fo:font-size="14pt" style:font-size-asian="14pt" style:font-size-complex="14pt"/>
    </style:style>
    <style:style style:name="P167" style:family="paragraph" style:parent-style-name="Standard">
      <style:paragraph-properties fo:text-align="center" style:justify-single-word="false"/>
      <style:text-properties officeooo:rsid="018ed748" officeooo:paragraph-rsid="018ed748"/>
    </style:style>
    <style:style style:name="P168" style:family="paragraph" style:parent-style-name="Standard">
      <style:text-properties officeooo:paragraph-rsid="019d59ba"/>
    </style:style>
    <style:style style:name="P16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466923" officeooo:paragraph-rsid="00466923" style:text-blinking="false" fo:background-color="transparent" style:font-size-asian="14pt" style:font-size-complex="14pt"/>
    </style:style>
    <style:style style:name="P17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22ecf0" officeooo:paragraph-rsid="00466923" style:text-blinking="false" fo:background-color="transparent" style:font-size-asian="14pt" style:font-size-complex="14pt"/>
    </style:style>
    <style:style style:name="P17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67654e" officeooo:paragraph-rsid="0167654e" style:text-blinking="false" fo:background-color="transparent" style:font-size-asian="14pt" style:font-size-complex="14pt"/>
    </style:style>
    <style:style style:name="P17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67717b" officeooo:paragraph-rsid="0167717b" style:text-blinking="false" fo:background-color="transparent" style:font-size-asian="14pt" style:font-size-complex="14pt"/>
    </style:style>
    <style:style style:name="P17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6b7093" officeooo:paragraph-rsid="016b7093" style:text-blinking="false" fo:background-color="transparent" style:font-size-asian="14pt" style:font-size-complex="14pt"/>
    </style:style>
    <style:style style:name="P17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7099c0" officeooo:paragraph-rsid="017099c0" style:text-blinking="false" fo:background-color="transparent" style:font-size-asian="14pt" style:font-size-complex="14pt"/>
    </style:style>
    <style:style style:name="P17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7099c0" officeooo:paragraph-rsid="0173eac5" style:text-blinking="false" fo:background-color="transparent" style:font-size-asian="14pt" style:font-size-complex="14pt"/>
    </style:style>
    <style:style style:name="P17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769fe1" officeooo:paragraph-rsid="01769fe1" style:text-blinking="false" fo:background-color="transparent" style:font-size-asian="14pt" style:font-size-complex="14pt"/>
    </style:style>
    <style:style style:name="P177" style:family="paragraph" style:parent-style-name="Text_20_body">
      <style:paragraph-properties fo:text-align="center" style:justify-single-word="false"/>
      <style:text-properties officeooo:paragraph-rsid="0122ecf0"/>
    </style:style>
    <style:style style:name="P178" style:family="paragraph" style:parent-style-name="Text_20_body">
      <style:paragraph-properties fo:text-align="center" style:justify-single-word="false"/>
      <style:text-properties officeooo:rsid="01883f56" officeooo:paragraph-rsid="01883f56"/>
    </style:style>
    <style:style style:name="P179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5ff496" officeooo:paragraph-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80" style:family="paragraph" style:parent-style-name="Preformatted_20_Text">
      <style:paragraph-properties fo:margin-top="0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4097e6" officeooo:paragraph-rsid="004097e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122ecf0" style:text-blinking="false" fo:background-color="transparent"/>
    </style:style>
    <style:style style:name="P182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2f9743" officeooo:paragraph-rsid="00466923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officeooo:paragraph-rsid="00466923"/>
    </style:style>
    <style:style style:name="P184" style:family="paragraph" style:parent-style-name="List_20_Paragraph">
      <style:paragraph-properties fo:text-align="start" style:justify-single-word="false"/>
      <style:text-properties fo:font-size="14pt" fo:font-weight="normal" officeooo:paragraph-rsid="01af3b6d" style:font-size-asian="14pt" style:font-weight-asian="normal" style:font-size-complex="14pt" style:font-weight-complex="normal"/>
    </style:style>
    <style:style style:name="P185" style:family="paragraph" style:parent-style-name="List_20_Paragraph">
      <style:paragraph-properties fo:text-align="start" style:justify-single-word="false"/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186" style:family="paragraph" style:parent-style-name="List_20_Paragraph">
      <style:paragraph-properties fo:text-align="start" style:justify-single-word="false"/>
      <style:text-properties fo:font-size="14pt" fo:language="ru" fo:country="RU" fo:font-weight="normal" officeooo:paragraph-rsid="01af3b6d" style:font-size-asian="14pt" style:language-asian="ru" style:country-asian="RU" style:font-weight-asian="normal" style:font-size-complex="14pt" style:font-weight-complex="normal"/>
    </style:style>
    <style:style style:name="P187" style:family="paragraph" style:parent-style-name="List_20_Paragraph">
      <style:paragraph-properties fo:text-align="start" style:justify-single-word="false"/>
      <style:text-properties fo:font-size="14pt" fo:language="ru" fo:country="RU" fo:font-weight="normal" officeooo:rsid="01b08f75" officeooo:paragraph-rsid="01b08f75" style:font-size-asian="14pt" style:language-asian="ru" style:country-asian="RU" style:font-weight-asian="normal" style:font-size-complex="14pt" style:font-weight-complex="normal"/>
    </style:style>
    <style:style style:name="P188" style:family="paragraph" style:parent-style-name="Preformatted_20_Text">
      <style:text-properties style:font-name="Times New Roman1" fo:font-size="14pt" officeooo:paragraph-rsid="01351716" style:font-size-asian="14pt" style:font-size-complex="14pt"/>
    </style:style>
    <style:style style:name="P189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3d868e"/>
    </style:style>
    <style:style style:name="P19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3d868e"/>
    </style:style>
    <style:style style:name="P191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 style:font-weight-complex="bold"/>
    </style:style>
    <style:style style:name="P192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6addd3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9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addd3"/>
    </style:style>
    <style:style style:name="P19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feaf25"/>
    </style:style>
    <style:style style:name="P19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9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9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paragraph-rsid="006d3979" style:font-size-asian="16pt" style:font-size-complex="16pt"/>
    </style:style>
    <style:style style:name="P19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9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20pt" fo:font-weight="bold" officeooo:paragraph-rsid="006d3979" style:font-size-asian="20pt" style:font-weight-asian="bold" style:font-size-complex="20pt" style:font-weight-complex="bold"/>
    </style:style>
    <style:style style:name="P200" style:family="paragraph" style:parent-style-name="List_20_Paragraph" style:list-style-name="L2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en" fo:country="US" fo:font-weight="normal" officeooo:rsid="0036ab65" officeooo:paragraph-rsid="005bf68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0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407cd3" officeooo:paragraph-rsid="01407cd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0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ca5d2e" officeooo:paragraph-rsid="01ca5d2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03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04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1b4fb0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05" style:family="paragraph" style:parent-style-name="List_20_Paragraph" style:list-style-name="L4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f3b2f" officeooo:paragraph-rsid="00ff35ba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0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407cd3"/>
    </style:style>
    <style:style style:name="P20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cc19ac"/>
    </style:style>
    <style:style style:name="P208" style:family="paragraph" style:parent-style-name="List_20_Paragraph" style:list-style-name="L6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163739a" officeooo:paragraph-rsid="0163739a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09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06addd3" officeooo:paragraph-rsid="01351716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1d035b8" officeooo:paragraph-rsid="01d035b8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1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1d035b8" officeooo:paragraph-rsid="01d035b8" style:font-name-asian="Times New Roman4" style:font-size-asian="12.25pt" style:language-asian="ru" style:country-asian="RU" style:font-weight-asian="normal" style:font-name-complex="Times New Roman4" style:font-size-complex="14pt" style:font-weight-complex="normal" loext:padding="0cm" loext:border="none"/>
    </style:style>
    <style:style style:name="P212" style:family="paragraph" style:parent-style-name="List_20_Paragraph" style:list-style-name="L4">
      <loext:graphic-properties draw:fill="none"/>
      <style:paragraph-properties fo:margin-left="0.7cm" fo:margin-right="0cm" fo:margin-top="0.423cm" fo:margin-bottom="0cm" loext:contextual-spacing="true" fo:line-height="115%" fo:text-align="start" style:justify-single-word="false" fo:orphans="2" fo:widows="2" fo:text-indent="-0.199cm" style:auto-text-indent="false" fo:background-color="transparent" style:writing-mode="lr-tb"/>
      <style:text-properties fo:color="#000000" style:font-name="Times New Roman1" fo:font-size="14pt" fo:language="ru" fo:country="RU" fo:font-weight="normal" officeooo:rsid="0039c2ef" officeooo:paragraph-rsid="0039c2ef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3" style:family="paragraph" style:parent-style-name="Standard">
      <style:text-properties officeooo:paragraph-rsid="009772f8"/>
    </style:style>
    <style:style style:name="P2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215" style:family="paragraph" style:parent-style-name="Standard" style:list-style-name="L5">
      <style:paragraph-properties fo:margin-top="0cm" fo:margin-bottom="0cm" loext:contextual-spacing="true"/>
      <style:text-properties fo:color="#000000" style:font-name="Times New Roman1" fo:font-size="14pt" fo:language="ru" fo:country="RU" fo:font-weight="normal" officeooo:rsid="004097e6" officeooo:paragraph-rsid="004097e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216" style:family="paragraph" style:parent-style-name="Text_20_body">
      <style:paragraph-properties fo:text-align="center" style:justify-single-word="false"/>
      <style:text-properties officeooo:paragraph-rsid="00a92c9c"/>
    </style:style>
    <style:style style:name="P217" style:family="paragraph" style:parent-style-name="Text_20_body">
      <style:paragraph-properties fo:text-align="center" style:justify-single-word="false"/>
      <style:text-properties officeooo:paragraph-rsid="01c860f6"/>
    </style:style>
    <style:style style:name="T1" style:family="text">
      <style:text-properties style:font-name="Times New Roman1" fo:font-size="12pt" fo:language="ru" fo:country="RU" style:font-name-asian="Times New Roman4" style:font-size-asian="12pt" style:font-name-complex="Times New Roman4"/>
    </style:style>
    <style:style style:name="T2" style:family="text">
      <style:text-properties style:font-name="Times New Roman1" fo:font-size="12pt" style:font-name-asian="Times New Roman4" style:font-size-asian="12pt" style:font-name-complex="Times New Roman4"/>
    </style:style>
    <style:style style:name="T3" style:family="text"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T5" style:family="text">
      <style:text-properties style:font-name="Times New Roman1" fo:font-size="14pt" fo:language="ru" fo:country="RU" officeooo:rsid="006addd3" style:font-name-asian="Times New Roman4" style:font-size-asian="14pt" style:font-name-complex="Times New Roman4" style:font-size-complex="14pt" style:font-weight-complex="bold"/>
    </style:style>
    <style:style style:name="T6" style:family="text">
      <style:text-properties style:font-name="Times New Roman1" fo:font-size="14pt" fo:language="ru" fo:country="RU" fo:font-style="italic" style:font-name-asian="Times New Roman4" style:font-size-asian="14pt" style:font-style-asian="italic" style:font-name-complex="Times New Roman4"/>
    </style:style>
    <style:style style:name="T7" style:family="text">
      <style:text-properties style:font-name="Times New Roman1" fo:font-size="14pt" fo:language="ru" fo:country="RU" fo:font-style="italic" officeooo:rsid="0019e290" style:font-name-asian="Times New Roman4" style:font-size-asian="14pt" style:font-style-asian="italic" style:font-name-complex="Times New Roman4"/>
    </style:style>
    <style:style style:name="T8" style:family="text">
      <style:text-properties style:font-name="Times New Roman1" fo:font-size="14pt" fo:language="ru" fo:country="RU" fo:font-style="italic" officeooo:rsid="002362e6" style:font-name-asian="Times New Roman4" style:font-size-asian="14pt" style:font-style-asian="italic" style:font-name-complex="Times New Roman4"/>
    </style:style>
    <style:style style:name="T9" style:family="text">
      <style:text-properties style:font-name="Times New Roman1" fo:font-size="14pt" fo:language="ru" fo:country="RU" officeooo:rsid="00466923" style:font-size-asian="14pt" style:font-size-complex="14pt"/>
    </style:style>
    <style:style style:name="T10" style:family="text">
      <style:text-properties style:font-name="Times New Roman1" fo:font-size="14pt" fo:language="ru" fo:country="RU" officeooo:rsid="011917fb" style:font-size-asian="14pt" style:font-size-complex="14pt"/>
    </style:style>
    <style:style style:name="T11" style:family="text">
      <style:text-properties style:font-name="Times New Roman1" fo:font-size="14pt" fo:language="ru" fo:country="RU" officeooo:rsid="01665c81" style:font-size-asian="14pt" style:font-size-complex="14pt"/>
    </style:style>
    <style:style style:name="T12" style:family="text">
      <style:text-properties style:font-name="Times New Roman1" fo:font-size="14pt" fo:language="ru" fo:country="RU" officeooo:rsid="0051daf7" style:font-size-asian="12.25pt" style:font-size-complex="14pt"/>
    </style:style>
    <style:style style:name="T13" style:family="text">
      <style:text-properties style:font-name="Times New Roman1" fo:font-size="14pt" fo:language="ru" fo:country="RU" officeooo:rsid="019d59ba" style:font-size-asian="12.25pt" style:font-size-complex="14pt"/>
    </style:style>
    <style:style style:name="T14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4" style:font-size-asian="18pt" style:font-weight-asian="bold" style:font-name-complex="Times New Roman4" style:font-size-complex="14pt" style:font-weight-complex="bold"/>
    </style:style>
    <style:style style:name="T15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4" style:font-size-asian="18pt" style:font-weight-asian="bold" style:font-name-complex="Times New Roman4" style:font-size-complex="14pt" style:font-weight-complex="bold"/>
    </style:style>
    <style:style style:name="T16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a0641d" style:font-name-asian="Times New Roman4" style:font-size-asian="18pt" style:font-weight-asian="bold" style:font-name-complex="Times New Roman4" style:font-size-complex="14pt" style:font-weight-complex="bold"/>
    </style:style>
    <style:style style:name="T17" style:family="text">
      <style:text-properties fo:color="#000000" style:font-name="Times New Roman1" fo:font-size="18pt" fo:language="en" fo:country="US" style:text-underline-style="solid" style:text-underline-width="auto" style:text-underline-color="font-color" fo:font-weight="bold" officeooo:rsid="0134540c" style:font-name-asian="Times New Roman4" style:font-size-asian="18pt" style:font-weight-asian="bold" style:font-name-complex="Times New Roman4" style:font-size-complex="14pt" style:font-weight-complex="bold"/>
    </style:style>
    <style:style style:name="T18" style:family="text">
      <style:text-properties fo:color="#000000" style:font-name="Times New Roman1" fo:font-size="14pt" fo:language="ru" fo:country="RU" officeooo:rsid="001b4fb0" style:font-name-asian="Times New Roman4" style:font-size-asian="12.25pt" style:language-asian="ru" style:country-asian="RU" style:font-name-complex="Times New Roman4" style:font-size-complex="14pt"/>
    </style:style>
    <style:style style:name="T19" style:family="text">
      <style:text-properties fo:color="#000000" style:font-name="Times New Roman1" fo:font-size="14pt" fo:language="ru" fo:country="RU" fo:font-weight="normal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0" style:family="text">
      <style:text-properties fo:color="#000000" style:font-name="Times New Roman1" fo:font-size="14pt" fo:language="ru" fo:country="RU" fo:font-weight="normal" officeooo:rsid="01374130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1" style:family="text">
      <style:text-properties fo:color="#000000" style:font-name="Times New Roman1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2" style:family="text">
      <style:text-properties fo:color="#000000" style:font-name="Times New Roman1" fo:font-size="14pt" fo:language="ru" fo:country="RU" fo:font-weight="normal" officeooo:rsid="014475f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3" style:family="text">
      <style:text-properties fo:color="#000000" style:font-name="Times New Roman1" fo:font-size="14pt" fo:language="ru" fo:country="RU" fo:font-weight="normal" officeooo:rsid="014c51a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4" style:family="text">
      <style:text-properties fo:color="#000000" style:font-name="Times New Roman1" fo:font-size="14pt" fo:language="ru" fo:country="RU" fo:font-weight="normal" officeooo:rsid="0097461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5" style:family="text">
      <style:text-properties fo:color="#000000" style:font-name="Times New Roman1" fo:font-size="14pt" fo:language="ru" fo:country="RU" fo:font-weight="normal" officeooo:rsid="01c2d6a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6" style:family="text">
      <style:text-properties fo:color="#000000" style:font-name="Times New Roman1" fo:font-size="14pt" fo:language="ru" fo:country="RU" fo:font-weight="normal" officeooo:rsid="016231cd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7" style:family="text">
      <style:text-properties fo:color="#000000" style:font-name="Times New Roman1" fo:font-size="14pt" fo:language="ru" fo:country="RU" fo:font-weight="normal" officeooo:rsid="01629d1d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8" style:family="text">
      <style:text-properties fo:color="#000000" style:font-name="Times New Roman1" fo:font-size="14pt" fo:language="ru" fo:country="RU" fo:font-weight="normal" officeooo:rsid="01c4c7d4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9" style:family="text">
      <style:text-properties fo:color="#000000" style:font-name="Times New Roman1" fo:font-size="14pt" fo:language="ru" fo:country="RU" fo:font-weight="bold" officeooo:rsid="006addd3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30" style:family="text">
      <style:text-properties fo:color="#000000" style:font-name="Times New Roman1" fo:font-size="14pt" fo:language="ru" fo:country="RU" fo:font-weight="bold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31" style:family="text">
      <style:text-properties fo:color="#000000" style:font-name="Times New Roman1" fo:font-size="14pt" fo:language="ru" fo:country="RU" fo:font-style="normal" fo:font-weight="normal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2" style:family="text">
      <style:text-properties fo:color="#000000" style:font-name="Times New Roman1" fo:font-size="14pt" fo:language="ru" fo:country="RU" fo:font-style="normal" fo:font-weight="normal" officeooo:rsid="005ff4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3" style:family="text">
      <style:text-properties fo:color="#000000" style:font-name="Times New Roman1" fo:font-size="14pt" fo:language="ru" fo:country="RU" fo:font-style="normal" fo:font-weight="normal" officeooo: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4" style:family="text">
      <style:text-properties fo:color="#000000" style:font-name="Times New Roman1" fo:font-size="14pt" fo:language="ru" fo:country="RU" fo:font-style="normal" fo:font-weight="normal" officeooo: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5" style:family="text">
      <style:text-properties fo:color="#000000" style:font-name="Times New Roman1" fo:font-size="14pt" fo:language="ru" fo:country="RU" fo:font-style="normal" fo:font-weight="normal" officeooo:rsid="01ca8381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6" style:family="text">
      <style:text-properties fo:color="#000000" style:font-name="Times New Roman1" fo:font-size="14pt" fo:language="ru" fo:country="RU" fo:font-style="normal" fo:font-weight="normal" officeooo:rsid="01407cd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7" style:family="text">
      <style:text-properties fo:color="#000000" style:font-name="Times New Roman1" fo:font-size="14pt" fo:language="ru" fo:country="RU" fo:font-style="normal" fo:font-weight="normal" officeooo:rsid="01ca5d2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8" style:family="text">
      <style:text-properties fo:color="#000000" style:font-name="Times New Roman1" fo:font-size="14pt" fo:language="en" fo:country="US" fo:font-weight="bold" officeooo:rsid="00feaf2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39" style:family="text">
      <style:text-properties fo:color="#000000" style:font-name="Times New Roman1" fo:font-size="14pt" fo:language="en" fo:country="US" fo:font-weight="bold" officeooo:rsid="01370b0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40" style:family="text">
      <style:text-properties fo:color="#000000" style:font-name="Times New Roman1" fo:font-size="14pt" fo:language="en" fo:country="US" fo:font-weight="bold" officeooo:rsid="0036ab65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41" style:family="text">
      <style:text-properties fo:color="#000000" style:font-name="Times New Roman1" fo:font-size="14pt" fo:language="en" fo:country="US" officeooo:rsid="005d4b55" style:font-name-asian="Times New Roman4" style:font-size-asian="12.25pt" style:language-asian="ru" style:country-asian="RU" style:font-name-complex="Times New Roman4" style:font-size-complex="14pt"/>
    </style:style>
    <style:style style:name="T42" style:family="text">
      <style:text-properties fo:color="#000000" style:font-name="Times New Roman1" fo:font-size="14pt" fo:language="en" fo:country="US" officeooo:rsid="006cd663" style:font-name-asian="Times New Roman4" style:font-size-asian="12.25pt" style:language-asian="ru" style:country-asian="RU" style:font-name-complex="Times New Roman4" style:font-size-complex="14pt"/>
    </style:style>
    <style:style style:name="T43" style:family="text">
      <style:text-properties fo:color="#000000" style:font-name="Times New Roman1" fo:font-size="14pt" fo:language="en" fo:country="US" fo:font-weight="normal" officeooo:rsid="00feaf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4" style:family="text">
      <style:text-properties fo:color="#000000" style:font-name="Times New Roman1" fo:font-size="14pt" fo:language="en" fo:country="US" fo:font-weight="normal" officeooo:rsid="01370b0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5" style:family="text">
      <style:text-properties fo:color="#000000" style:font-name="Times New Roman1" fo:language="ru" fo:country="RU" fo:font-weight="bold" style:font-name-asian="Times New Roman4" style:language-asian="ru" style:country-asian="RU" style:font-weight-asian="bold" style:font-name-complex="Times New Roman4"/>
    </style:style>
    <style:style style:name="T46" style:family="text">
      <style:text-properties fo:color="#000000" style:font-name="Times New Roman1" fo:language="ru" fo:country="RU" fo:font-weight="bold" officeooo:rsid="001b4fb0" style:font-name-asian="Times New Roman4" style:language-asian="ru" style:country-asian="RU" style:font-weight-asian="bold" style:font-name-complex="Times New Roman4"/>
    </style:style>
    <style:style style:name="T47" style:family="text">
      <style:text-properties fo:color="#000000" style:font-name="Times New Roman1" fo:language="ru" fo:country="RU" officeooo:rsid="001b4fb0" style:font-name-asian="Times New Roman4" style:language-asian="ru" style:country-asian="RU" style:font-name-complex="Times New Roman4"/>
    </style:style>
    <style:style style:name="T48" style:family="text">
      <style:text-properties fo:color="#000000" style:font-name="Times New Roman1" fo:language="ru" fo:country="RU" fo:font-style="normal" fo:font-weight="bold" officeooo:rsid="001b4fb0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49" style:family="text">
      <style:text-properties fo:color="#000000" style:font-name="Times New Roman1" fo:language="ru" fo:country="RU" fo:font-style="normal" fo:font-weight="bold" officeooo:rsid="002ce9a5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50" style:family="text">
      <style:text-properties fo:color="#000000" style:font-name="Consolas"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color="#000000" style:font-name="Consolas" fo:font-size="14pt" fo:font-weight="normal" officeooo:rsid="010e1557" style:font-name-asian="Liberation Mono" style:font-size-asian="14pt" style:font-weight-asian="normal" style:font-name-complex="Liberation Mono" style:font-size-complex="14pt" style:font-weight-complex="normal"/>
    </style:style>
    <style:style style:name="T52" style:family="text">
      <style:text-properties fo:color="#000000" style:font-name="Consolas" fo:font-size="14pt" fo:font-weight="normal" officeooo:rsid="01416686" style:font-name-asian="Liberation Mono" style:font-size-asian="14pt" style:font-weight-asian="normal" style:font-name-complex="Liberation Mono" style:font-size-complex="14pt" style:font-weight-complex="normal"/>
    </style:style>
    <style:style style:name="T53" style:family="text">
      <style:text-properties fo:color="#000000" style:font-name="Consolas" fo:font-size="14pt" fo:language="ru" fo:country="RU" fo:font-weight="normal" officeooo:rsid="001c13d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54" style:family="text">
      <style:text-properties fo:color="#000000" style:font-name="Consolas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55" style:family="text">
      <style:text-properties fo:color="#000000" style:font-name="Consolas" fo:font-size="14pt" fo:language="ru" fo:country="RU" fo:font-weight="normal" officeooo:rsid="010e31dc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56" style:family="text">
      <style:text-properties fo:color="#000000" style:font-name="Consolas" fo:font-size="14pt" fo:language="ru" fo:country="RU" fo:font-weight="normal" officeooo:rsid="01156e2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57" style:family="text">
      <style:text-properties fo:color="#000000" style:font-name="Consolas" fo:font-size="14pt" fo:language="ru" fo:country="RU" fo:font-weight="normal" officeooo:rsid="0141fafa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58" style:family="text">
      <style:text-properties fo:color="#000000" style:font-name="Consolas" fo:font-size="14pt" fo:language="ru" fo:country="RU" fo:font-weight="normal" officeooo:rsid="014a63c4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59" style:family="text">
      <style:text-properties fo:color="#000000" style:font-name="Consolas" fo:font-size="14pt" fo:language="ru" fo:country="RU" fo:font-weight="normal" officeooo:rsid="016231cd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0" style:family="text">
      <style:text-properties fo:color="#000000" style:font-name="Consolas" fo:font-size="14pt" fo:language="ru" fo:country="RU" fo:font-style="italic" fo:font-weight="normal" officeooo:rsid="01130dd0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61" style:family="text">
      <style:text-properties fo:color="#000000" style:font-name="Consolas" fo:font-size="14pt" fo:language="ru" fo:country="RU" fo:font-style="italic" fo:font-weight="normal" officeooo:rsid="01437d5f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62" style:family="text">
      <style:text-properties fo:color="#000000" style:font-name="Timesnewroman" fo:font-size="14pt" fo:language="ru" fo:country="RU" fo:font-weight="normal" officeooo:rsid="0095a6aa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3" style:family="text">
      <style:text-properties fo:color="#000000" style:font-name="Timesnewroman" fo:font-size="14pt" fo:language="ru" fo:country="RU" fo:font-weight="normal" officeooo:rsid="0110067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4" style:family="text">
      <style:text-properties fo:color="#000000" style:font-name="Timesnewroman" fo:font-size="14pt" fo:language="ru" fo:country="RU" fo:font-weight="normal" officeooo:rsid="014c51a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5" style:family="text">
      <style:text-properties fo:language="ru" fo:country="RU" officeooo:rsid="002f9743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6" style:family="text">
      <style:text-properties fo:language="ru" fo:country="RU" officeooo:rsid="0167717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7" style:family="text">
      <style:text-properties fo:language="ru" fo:country="RU" style:language-asian="ru" style:country-asian="RU"/>
    </style:style>
    <style:style style:name="T68" style:family="text">
      <style:text-properties fo:language="ru" fo:country="RU" officeooo:rsid="01af3b6d" style:language-asian="ru" style:country-asian="RU"/>
    </style:style>
    <style:style style:name="T69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28d774" style:text-blinking="false" fo:background-color="transparent" loext:char-shading-value="0" style:font-size-asian="14pt" style:font-size-complex="14pt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466923" style:text-blinking="false" fo:background-color="transparent" loext:char-shading-value="0" style:font-size-asian="14pt" style:font-size-complex="14pt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83f56" style:text-blinking="false" fo:background-color="transparent" loext:char-shading-value="0" style:font-size-asian="14pt" style:font-size-complex="14pt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9b32c" style:text-blinking="false" fo:background-color="transparent" loext:char-shading-value="0" style:font-size-asian="14pt" style:font-size-complex="14pt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8ed748" style:text-blinking="false" fo:background-color="transparent" loext:char-shading-value="0" style:font-size-asian="14pt" style:font-size-complex="14pt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9074e7" style:text-blinking="false" fo:background-color="transparent" loext:char-shading-value="0" style:font-size-asian="14pt" style:font-size-complex="14pt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c860f6" style:text-blinking="false" fo:background-color="transparent" loext:char-shading-value="0" style:font-size-asian="14pt" style:font-size-complex="14pt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ce0ae1" style:text-blinking="false" fo:background-color="transparent" loext:char-shading-value="0" style:font-size-asian="14pt" style:font-size-complex="14pt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2f9743" style:text-blinking="false" fo:background-color="transparent" loext:char-shading-value="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67717b" style:text-blinking="false" fo:background-color="transparent" loext:char-shading-value="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c860f6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cd4376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883f56" style:text-blinking="false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8b8cc3" style:text-blinking="false" fo:background-color="transparent" loext:char-shading-value="0" style:font-size-asian="14pt" style:font-size-complex="14pt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8e2320" style:text-blinking="false" fo:background-color="transparent" loext:char-shading-value="0" style:font-size-asian="14pt" style:font-size-complex="14pt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ca2f9b" style:text-blinking="false" fo:background-color="transparent" loext:char-shading-value="0" style:font-size-asian="14pt" style:font-size-complex="14pt"/>
    </style:style>
    <style:style style:name="T87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665c81" style:text-blinking="false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67654e" style:text-blinking="false" fo:background-color="transparent" loext:char-shading-value="0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733d18" style:text-blinking="false" fo:background-color="transparent" loext:char-shading-value="0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75548f" style:text-blinking="false" fo:background-color="transparent" loext:char-shading-value="0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7e0b8b" style:text-blinking="false" fo:background-color="transparent" loext:char-shading-value="0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3" fo:language="ru" fo:country="RU" fo:font-style="normal" style:text-underline-style="none" fo:font-weight="normal" style:text-blinking="false" fo:background-color="transparent" loext:char-shading-value="0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3" fo:language="ru" fo:country="RU" fo:font-style="normal" style:text-underline-style="none" fo:font-weight="normal" officeooo:rsid="0128d774" style:text-blinking="false" fo:background-color="transparent" loext:char-shading-value="0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128f6ea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1d035b8" style:font-name-asian="Times New Roman4" style:font-size-asian="12.25pt" style:language-asian="ru" style:country-asian="RU" style:font-weight-asian="normal" style:font-name-complex="Times New Roman4" style:font-size-complex="14pt" style:font-weight-complex="normal" loext:padding="0cm" loext:border="none"/>
    </style:style>
    <style:style style:name="T98" style:family="text">
      <style:text-properties fo:font-variant="normal" fo:text-transform="none" fo:letter-spacing="normal" fo:font-style="normal" loext:padding="0cm" loext:border="none"/>
    </style:style>
    <style:style style:name="T99" style:family="text">
      <style:text-properties fo:font-variant="normal" fo:text-transform="none" fo:letter-spacing="normal" fo:font-style="normal" officeooo:rsid="01351716" loext:padding="0cm" loext:border="none"/>
    </style:style>
    <style:style style:name="T100" style:family="text">
      <style:text-properties fo:font-variant="normal" fo:text-transform="none" fo:letter-spacing="normal" fo:font-style="normal" officeooo:rsid="013c373b" loext:padding="0cm" loext:border="none"/>
    </style:style>
    <style:style style:name="T101" style:family="text">
      <style:text-properties fo:font-variant="normal" fo:text-transform="none" fo:letter-spacing="normal" fo:font-style="normal" officeooo:rsid="01d035b8" loext:padding="0cm" loext:border="none"/>
    </style:style>
    <style:style style:name="T102" style:family="text">
      <style:text-properties style:font-name="Consolas1" fo:font-size="14pt" style:font-size-asian="14pt" style:font-size-complex="14pt"/>
    </style:style>
    <style:style style:name="T103" style:family="text">
      <style:text-properties style:font-name="Consolas1" fo:font-size="14pt" officeooo:rsid="016231cd" style:font-size-asian="14pt" style:font-size-complex="14pt"/>
    </style:style>
    <style:style style:name="T104" style:family="text">
      <style:text-properties style:font-name="Consolas1" fo:font-size="14pt" officeooo:rsid="01c0e72f" style:font-size-asian="14pt" style:font-size-complex="14pt"/>
    </style:style>
    <style:style style:name="T105" style:family="text">
      <style:text-properties officeooo:rsid="00466923"/>
    </style:style>
    <style:style style:name="T106" style:family="text">
      <style:text-properties officeooo:rsid="0117b68d"/>
    </style:style>
    <style:style style:name="T107" style:family="text">
      <style:text-properties style:font-size-asian="14pt" style:font-weight-asian="normal" style:font-size-complex="14pt" style:font-weight-complex="normal"/>
    </style:style>
    <style:style style:name="T108" style:family="text">
      <style:text-properties officeooo:rsid="01665c81" style:font-size-asian="14pt" style:font-weight-asian="normal" style:font-size-complex="14pt" style:font-weight-complex="normal"/>
    </style:style>
    <style:style style:name="T109" style:family="text">
      <style:text-properties officeooo:rsid="004b51d0"/>
    </style:style>
    <style:style style:name="T110" style:family="text">
      <style:text-properties officeooo:rsid="013b0a50"/>
    </style:style>
    <style:style style:name="T111" style:family="text">
      <style:text-properties officeooo:rsid="01416686"/>
    </style:style>
    <style:style style:name="T112" style:family="text">
      <style:text-properties officeooo:rsid="014475fb"/>
    </style:style>
    <style:style style:name="T113" style:family="text">
      <style:text-properties officeooo:rsid="0146773a"/>
    </style:style>
    <style:style style:name="T114" style:family="text">
      <style:text-properties officeooo:rsid="0147b6fd"/>
    </style:style>
    <style:style style:name="T115" style:family="text">
      <style:text-properties officeooo:rsid="014c51af"/>
    </style:style>
    <style:style style:name="T116" style:family="text">
      <style:text-properties officeooo:rsid="01665c81"/>
    </style:style>
    <style:style style:name="T117" style:family="text">
      <style:text-properties officeooo:rsid="0171efe3"/>
    </style:style>
    <style:style style:name="T118" style:family="text">
      <style:text-properties officeooo:rsid="01733d18"/>
    </style:style>
    <style:style style:name="T119" style:family="text">
      <style:text-properties officeooo:rsid="0173eac5"/>
    </style:style>
    <style:style style:name="T120" style:family="text">
      <style:text-properties officeooo:rsid="0177f9c4"/>
    </style:style>
    <style:style style:name="T121" style:family="text">
      <style:text-properties officeooo:rsid="017d094d"/>
    </style:style>
    <style:style style:name="T122" style:family="text">
      <style:text-properties officeooo:rsid="018e2320"/>
    </style:style>
    <style:style style:name="T123" style:family="text">
      <style:text-properties officeooo:rsid="019b4da1"/>
    </style:style>
    <style:style style:name="T124" style:family="text">
      <style:text-properties officeooo:rsid="0051daf7"/>
    </style:style>
    <style:style style:name="T125" style:family="text">
      <style:text-properties officeooo:rsid="019d59ba"/>
    </style:style>
    <style:style style:name="T126" style:family="text">
      <style:text-properties officeooo:rsid="01a6f77d"/>
    </style:style>
    <style:style style:name="T127" style:family="text">
      <style:text-properties officeooo:rsid="01b8630d"/>
    </style:style>
    <style:style style:name="T128" style:family="text">
      <style:text-properties officeooo:rsid="01bb44cf"/>
    </style:style>
    <style:style style:name="T129" style:family="text">
      <style:text-properties officeooo:rsid="01bd3885"/>
    </style:style>
    <style:style style:name="T130" style:family="text">
      <style:text-properties officeooo:rsid="01c0af43"/>
    </style:style>
    <style:style style:name="T131" style:family="text">
      <style:text-properties officeooo:rsid="01c4c7d4"/>
    </style:style>
    <style:style style:name="T132" style:family="text">
      <style:text-properties officeooo:rsid="01d035b8"/>
    </style:style>
    <style:style style:name="T133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41cm" fo:text-indent="-0.635cm" fo:margin-left="0.1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6cm" fo:text-indent="-0.635cm" fo:margin-left="0.7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2cm" fo:text-indent="-0.635cm" fo:margin-left="3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2cm" fo:text-indent="-0.635cm" fo:margin-left="5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2cm" fo:text-indent="-0.635cm" fo:margin-left="6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2cm" fo:text-indent="-0.635cm" fo:margin-left="8.08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4"/>
      <text:p text:style-name="P15"/>
      <text:p text:style-name="P10"><text:span text:style-name="T1">ФАКУЛЬТЕТ <text:tab/></text:span><text:span text:style-name="T2">Информатика и системы управления</text:span></text:p>
      <text:p text:style-name="P3"/>
      <text:p text:style-name="P3">КАФЕДРА <text:tab/><text:tab/>Программное обеспечение ЭВМ и информационные технологии</text:p>
      <text:p text:style-name="P4"/>
      <text:p text:style-name="P6"/>
      <text:p text:style-name="P6"/>
      <text:p text:style-name="P12"><text:span text:style-name="T14">ОТЧЕТ ПО </text:span><text:span text:style-name="T15">ЛАБОРАТОРНОЙ РАБОТЕ №</text:span><text:span text:style-name="T17">4</text:span></text:p>
      <text:p text:style-name="P13"><text:span text:style-name="T15">«</text:span><text:span text:style-name="T16">РАБОТА СО СТЕКОМ</text:span><text:span text:style-name="T15">»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3">Студент<text:tab/><text:tab/><text:tab/></text:span><text:span text:style-name="T5">Цветков Иван Алексеевич</text:span></text:p>
      <text:p text:style-name="P7"/>
      <text:p text:style-name="P10"><text:span text:style-name="T3">Группа<text:tab/><text:tab/><text:tab/>ИУ7 – </text:span><text:span text:style-name="T4">3</text:span><text:span text:style-name="T5">3</text:span><text:span text:style-name="T3">Б </text:span></text:p>
      <text:p text:style-name="P6"/>
      <text:p text:style-name="P9"/>
      <text:p text:style-name="P8"/>
      <text:p text:style-name="P11"><text:span text:style-name="T6">20</text:span><text:span text:style-name="T7">20</text:span><text:span text:style-name="T6"> <text:s text:c="4"/></text:span><text:span text:style-name="T8">г.</text:span></text:p>
      <text:list xml:id="list4100131310" text:style-name="WWNum2">
        <text:list-header>
          <text:p text:style-name="P191"><text:bookmark text:name="_GoBack"/><text:soft-page-break/></text:p>
        </text:list-header>
      </text:list>
      <text:h text:style-name="P16" text:outline-level="1"><text:bookmark-start text:name="__RefHeading___Toc1493_1224043242"/>Описание условия задачи<text:bookmark-end text:name="__RefHeading___Toc1493_1224043242"/></text:h>
      <text:p text:style-name="P188">Разработать программу работы со стеком, реализующую операции добавления и удаления элементов из стека и отображения текущегосостояния стека. Реализовать стек: </text:p>
      <text:p text:style-name="P188">а) массивом; </text:p>
      <text:p text:style-name="P188">б) списком. </text:p>
      <text:p text:style-name="P46">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 Список свободных областей необходим для того, чтобы проследить, каким образом происходит выделение памяти менеджером памяти при запросах на нее и убедиться в возникновении или отсутствии фрагментации памяти. </text:p>
      <text:h text:style-name="P16" text:outline-level="1"><text:bookmark-start text:name="__RefHeading___Toc1495_1224043242"/>Описание технического задания<text:bookmark-end text:name="__RefHeading___Toc1495_1224043242"/></text:h>
      <text:p text:style-name="P45">Ввести арифметическое выражение типа: </text:p>
      <text:p text:style-name="P44"><text:span text:style-name="T98">число|знак| ... число|знак| число</text:span></text:p>
      <text:p text:style-name="P44"><text:span text:style-name="T100">Числа целые. </text:span><text:span text:style-name="T98">Вычислить значение выражения</text:span></text:p>
      <text:p text:style-name="P44"><text:span text:style-name="T98"/></text:p>
      <text:p text:style-name="P211">Доступные операции: «+» - сложить</text:p>
      <text:p text:style-name="P210"><text:span text:style-name="T98"><text:tab/><text:tab/><text:tab/> <text:s text:c="7"/>«-» - вычесть</text:span></text:p>
      <text:p text:style-name="P210"><text:span text:style-name="T98"><text:tab/><text:tab/><text:tab/> <text:s text:c="7"/>«*» - умножить</text:span></text:p>
      <text:p text:style-name="P43"><text:tab/><text:tab/><text:tab/> <text:s text:c="7"/>«/» - <text:span text:style-name="T132">разделить</text:span></text:p>
      <text:p text:style-name="P43"/>
      <text:list xml:id="list1355520009" text:style-name="L1">
        <text:list-header>
          <text:p text:style-name="P192">Входные данные:</text:p>
          <text:p text:style-name="P193"><text:span text:style-name="T29">1.</text:span><text:span text:style-name="T40"> Целое</text:span><text:span text:style-name="T38"> число, представляющее собой </text:span><text:span text:style-name="T39">пункт меню</text:span><text:span text:style-name="T38">:</text:span></text:p>
          <text:list>
            <text:list-header>
              <text:p text:style-name="P194"><text:span text:style-name="T43">целое число в диапазоне от </text:span><text:span text:style-name="T44">0</text:span><text:span text:style-name="T43"> до </text:span><text:span text:style-name="T44">13</text:span></text:p>
            </text:list-header>
          </text:list>
        </text:list-header>
      </text:list>
      <text:p text:style-name="P20"/>
      <text:p text:style-name="P28"><text:span text:style-name="T30">3. Дополнительный ввод:</text:span><text:span text:style-name="T19"> поле типа int </text:span><text:span text:style-name="T20">или char </text:span><text:span text:style-name="T19">в зависимости от требования</text:span></text:p>
      <text:list xml:id="list1392396354" text:style-name="L2">
        <text:list-item>
          <text:list>
            <text:list-item>
              <text:list>
                <text:list-item>
                  <text:list>
                    <text:list-header>
                      <text:p text:style-name="P200"/>
                    </text:list-header>
                  </text:list>
                </text:list-item>
              </text:list>
            </text:list-item>
          </text:list>
        </text:list-item>
      </text:list>
      <text:list xml:id="list184646641300985" text:continue-list="list1355520009" text:style-name="L1">
        <text:list-header>
          <text:p text:style-name="P195">Выходные данные:</text:p>
        </text:list-header>
      </text:list>
      <text:list xml:id="list3235957948" text:style-name="L3">
        <text:list-header>
          <text:p text:style-name="P203">1. <text:span text:style-name="T110">Результат выполнения команды</text:span></text:p>
          <text:p text:style-name="P203"><text:soft-page-break/>2. <text:span text:style-name="T110">Сообщение об ошибке (при ее возникновении)</text:span></text:p>
        </text:list-header>
      </text:list>
      <text:p text:style-name="P26"/>
      <text:list xml:id="list184646926109465" text:continue-numbering="true" text:style-name="L3">
        <text:list-header>
          <text:p text:style-name="P204"/>
        </text:list-header>
      </text:list>
      <text:p text:style-name="P27">Функции программы:</text:p>
      <text:p text:style-name="P34">1. Ввести выражение</text:p>
      <text:p text:style-name="P166">Стек в виде списка:</text:p>
      <text:p text:style-name="P166">2. Записать выражение в стек</text:p>
      <text:p text:style-name="P166">3. Добавить элемент в стек</text:p>
      <text:p text:style-name="P166">4. Удалить элемент из стека</text:p>
      <text:p text:style-name="P166">5. Вывести текущее состояние стека</text:p>
      <text:p text:style-name="P166">6. Произвести вычисление и вывести результат на экран</text:p>
      <text:p text:style-name="P166">7. Распечатать массив освободившихся адрессов</text:p>
      <text:p text:style-name="P166">Стек в виде массива:</text:p>
      <text:p text:style-name="P166">8. Записать выражение в стек</text:p>
      <text:p text:style-name="P166">9. Добавить элемент в стек</text:p>
      <text:p text:style-name="P166">10. Удалить элемент из стека</text:p>
      <text:p text:style-name="P166">11. Вывести текущее состояние стека</text:p>
      <text:p text:style-name="P166">12. Произвести вычисление и вывести результат на экран</text:p>
      <text:p text:style-name="P166">13. Вывести замеры времени и памяти</text:p>
      <text:p text:style-name="P166">0. Выйти из программы</text:p>
      <text:list xml:id="list761092272" text:style-name="L4">
        <text:list-header>
          <text:p text:style-name="P205"/>
          <text:p text:style-name="P212"/>
        </text:list-header>
      </text:list>
      <text:list xml:id="list184645215834143" text:continue-list="list184646641300985" text:style-name="L1">
        <text:list-header>
          <text:p text:style-name="P196"><text:span text:style-name="T45">Обращение к программе:</text:span><text:span text:style-name="T46"> </text:span></text:p>
          <text:p text:style-name="P198"><text:span text:style-name="T47">З</text:span><text:span text:style-name="T18">апускается через терминал</text:span><text:span text:style-name="T41"> </text:span><text:span text:style-name="T42">командой ./app.exe</text:span></text:p>
        </text:list-header>
      </text:list>
      <text:p text:style-name="P19"/>
      <text:list xml:id="list184645653649092" text:continue-numbering="true" text:style-name="L1">
        <text:list-header>
          <text:p text:style-name="P197"><text:span text:style-name="T48">А</text:span><text:span text:style-name="T49">варийные ситуации:</text:span></text:p>
        </text:list-header>
      </text:list>
      <text:p text:style-name="P179"/>
      <text:p text:style-name="P29"><text:span text:style-name="T32">1. </text:span><text:span text:style-name="T33"><text:s/></text:span><text:span text:style-name="T34">Неверно введен пункт меню</text:span></text:p>
      <text:p text:style-name="P22"><text:tab/>(не число или число меньшее 0 или больше 13)</text:p>
      <text:p text:style-name="P23"><text:soft-page-break/>2. Неверно введен символ при вводе выражения</text:p>
      <text:p text:style-name="P23"><text:tab/>(не число или не <text:span text:style-name="T131">знак</text:span>)</text:p>
      <text:p text:style-name="P23">3. Первый символ в выражении не число</text:p>
      <text:p text:style-name="P23"><text:tab/>(нельзя начинать со знака)</text:p>
      <text:p text:style-name="P23">4. Последний символ в выражении не число</text:p>
      <text:p text:style-name="P23"><text:tab/>(нельзя заканчивать знаком)</text:p>
      <text:p text:style-name="P30"><text:span text:style-name="T34">5. </text:span><text:span text:style-name="T31">Ошибка выделении памяти<text:line-break/><text:tab/>(при динамическом выделении)</text:span></text:p>
      <text:p text:style-name="P24">6. Максимально возможный размер стека (как для массива, так и для списка) введен неверно</text:p>
      <text:p text:style-name="P24"><text:tab/>(не число или число меньшее 1 или большее 10000)</text:p>
      <text:p text:style-name="P25">7. Переполнение стека</text:p>
      <text:p text:style-name="P25"><text:tab/>(достигнута граница стека)</text:p>
      <text:p text:style-name="P25">8. Неверно введено число при добавлении элемента в стек</text:p>
      <text:p text:style-name="P25"><text:tab/>(не число)</text:p>
      <text:p text:style-name="P202">9. Неверно введено число элементов для добавления в стек</text:p>
      <text:p text:style-name="P207"><text:span text:style-name="T37"><text:tab/></text:span><text:span text:style-name="T80">(не число или число меньшее </text:span><text:span text:style-name="T81">1</text:span><text:span text:style-name="T80"> или большее максимальной величины стека)</text:span></text:p>
      <text:p text:style-name="P206"><text:span text:style-name="T35">10</text:span><text:span text:style-name="T36">. Стек не может быть создан, так как количество элементов при вводе выражения больше максимального размера стека</text:span></text:p>
      <text:p text:style-name="P21"/>
      <text:p text:style-name="P21"/>
      <text:list xml:id="list184646734655864" text:continue-numbering="true" text:style-name="L1">
        <text:list-header>
          <text:p text:style-name="P199">Описание структуры данных</text:p>
        </text:list-header>
      </text:list>
      <text:p text:style-name="P61"/>
      <text:p text:style-name="P64"><text:span text:style-name="T60">Структура для хранения </text:span><text:span text:style-name="T61">элемента стека, реализованного в виде списка</text:span></text:p>
      <text:p text:style-name="P62"/>
      <text:p text:style-name="P51">typedef struct <text:span text:style-name="T111">list</text:span></text:p>
      <text:p text:style-name="P51">{</text:p>
      <text:p text:style-name="P60"><text:span text:style-name="T50"><text:s text:c="4"/></text:span><text:span text:style-name="T51">int </text:span><text:span text:style-name="T52">ind;</text:span></text:p>
      <text:p text:style-name="P60"><text:span text:style-name="T50"><text:tab/></text:span><text:span text:style-name="T51">int n</text:span><text:span text:style-name="T52">um;</text:span></text:p>
      <text:p text:style-name="P52"><text:tab/></text:p>
      <text:p text:style-name="P52"><text:tab/>s<text:span text:style-name="T111">truct list *next;</text:span> </text:p>
      <text:p text:style-name="P57"><text:span text:style-name="T53">} </text:span><text:span text:style-name="T54">l</text:span><text:span text:style-name="T57">ist</text:span><text:span text:style-name="T54">_t</text:span><text:span text:style-name="T53">;</text:span></text:p>
      <text:p text:style-name="P50"/>
      <text:p text:style-name="P55">Поля структуры:</text:p>
      <text:p text:style-name="P58"><text:span text:style-name="T21">1. int </text:span><text:span text:style-name="T22">ind</text:span><text:span text:style-name="T21"> — </text:span><text:span text:style-name="T22">номер элемента в стеке</text:span></text:p>
      <text:p text:style-name="P48">2. int <text:span text:style-name="T112">num — значение текущего элемента в стеке</text:span></text:p>
      <text:p text:style-name="P48"><text:soft-page-break/>3. <text:span text:style-name="T112">struct list *next — указатель на следующий элемент стека</text:span></text:p>
      <text:p text:style-name="P48"/>
      <text:p text:style-name="P48"/>
      <text:p text:style-name="P48"/>
      <text:p text:style-name="P47"/>
      <text:p text:style-name="P63">Структура для хранения <text:span text:style-name="T113">стека, реализованного в виде массива</text:span></text:p>
      <text:p text:style-name="P63"/>
      <text:p text:style-name="P51">typedef struct <text:span text:style-name="T114">array</text:span></text:p>
      <text:p text:style-name="P51">{</text:p>
      <text:p text:style-name="P53"><text:tab/><text:span text:style-name="T114">int *arr;</text:span></text:p>
      <text:p text:style-name="P53"><text:tab/></text:p>
      <text:p text:style-name="P53"><text:tab/><text:span text:style-name="T114">int len;</text:span></text:p>
      <text:p text:style-name="P57"><text:span text:style-name="T53">} </text:span><text:span text:style-name="T58">array_</text:span><text:span text:style-name="T55">t</text:span><text:span text:style-name="T53">;</text:span></text:p>
      <text:p text:style-name="P49"/>
      <text:p text:style-name="P49"/>
      <text:p text:style-name="P54">Поля структуры:</text:p>
      <text:p text:style-name="P59"><text:span text:style-name="T62">1. </text:span><text:span text:style-name="T63">int *a</text:span><text:span text:style-name="T64">rr</text:span><text:span text:style-name="T63"> — </text:span><text:span text:style-name="T64">указатель на текущий элемент стека</text:span></text:p>
      <text:p text:style-name="P56">2. int <text:span text:style-name="T115">len</text:span> — <text:span text:style-name="T115">количество элементов в стеке</text:span></text:p>
      <text:p text:style-name="P56"/>
      <text:list xml:id="list2419462037" text:style-name="L5">
        <text:list-header>
          <text:p text:style-name="P215"/>
        </text:list-header>
      </text:list>
      <text:p text:style-name="P180"/>
      <text:p text:style-name="P180"/>
      <text:p text:style-name="P57"><text:span text:style-name="T23">exp_t</text:span><text:span text:style-name="T24"> — структура, которая хранит</text:span><text:span text:style-name="T23"> массив </text:span><text:span text:style-name="T25">типа char, в который записано все выражение</text:span><text:span text:style-name="T23"> (</text:span><text:span text:style-name="T26">sym[100</text:span><text:span text:style-name="T25">1</text:span><text:span text:style-name="T27">]</text:span><text:span text:style-name="T23">)</text:span><text:span text:style-name="T28">, len — длина выражения</text:span></text:p>
      <text:p text:style-name="P47"/>
      <text:p text:style-name="P51">typedef struct</text:p>
      <text:p text:style-name="P189"><text:span text:style-name="T50">{</text:span></text:p>
      <text:p text:style-name="P147"><text:span text:style-name="T102"><text:tab/></text:span><text:span text:style-name="T103">char sym[1001]</text:span><text:span text:style-name="T102">;</text:span></text:p>
      <text:p text:style-name="P147"><text:span text:style-name="T104"><text:tab/>int len;</text:span></text:p>
      <text:p text:style-name="P147"><text:span text:style-name="T53">} </text:span><text:span text:style-name="T59">exp</text:span><text:span text:style-name="T56">_t</text:span><text:span text:style-name="T53">;</text:span></text:p>
      <text:h text:style-name="P16" text:outline-level="1"><text:bookmark-start text:name="__RefHeading___Toc1499_1224043242"/>Описание алгоритма<text:bookmark-end text:name="__RefHeading___Toc1499_1224043242"/></text:h>
      <text:list xml:id="list2121543588" text:style-name="L6">
        <text:list-header>
          <text:p text:style-name="P208"><text:span text:style-name="T106">1. </text:span>Выводится меню программы</text:p>
          <text:p text:style-name="P208">2. Пользователь вводит номер любой команды, которой соответствует свое назначение</text:p>
          <text:p text:style-name="P208"><text:soft-page-break/>3. Ввод осуществляется, пока не будет совершена ошибка при вводе (аварийная ситуация) или пока не будет введен 0 (означает выход из программы)</text:p>
        </text:list-header>
      </text:list>
      <text:h text:style-name="P16" text:outline-level="1"/>
      <text:h text:style-name="P16" text:outline-level="1"/>
      <text:h text:style-name="P16" text:outline-level="1"/>
      <text:h text:style-name="P16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5"/>
          </table:table-cell>
          <table:table-cell table:style-name="Таблица2.A1" office:value-type="string">
            <text:p text:style-name="P85">Название теста</text:p>
          </table:table-cell>
          <table:table-cell table:style-name="Таблица2.A1" office:value-type="string">
            <text:p text:style-name="P85">Пользовательский ввод</text:p>
          </table:table-cell>
          <table:table-cell table:style-name="Таблица2.D1" office:value-type="string">
            <text:p text:style-name="P85">Результат</text:p>
          </table:table-cell>
        </table:table-row>
        <table:table-row>
          <table:table-cell table:style-name="Таблица2.A2" office:value-type="string">
            <text:p text:style-name="P66">1</text:p>
          </table:table-cell>
          <table:table-cell table:style-name="Таблица2.A2" office:value-type="string">
            <text:p text:style-name="P121"><text:span text:style-name="T9">Некорректный ввод </text:span><text:span text:style-name="T10"><text:s/></text:span><text:span text:style-name="T11">пункта меню</text:span></text:p>
          </table:table-cell>
          <table:table-cell table:style-name="Таблица2.A2" office:value-type="string">
            <text:p text:style-name="P68">iu</text:p>
          </table:table-cell>
          <table:table-cell table:style-name="Таблица2.D2" office:value-type="string">
            <text:p text:style-name="P214">Ошибка: пункты меню это числа от 0 до 13</text:p>
          </table:table-cell>
        </table:table-row>
        <table:table-row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69"><text:span text:style-name="T105">Некорректный ввод </text:span><text:span text:style-name="T116">выражения</text:span></text:p>
          </table:table-cell>
          <table:table-cell table:style-name="Таблица2.A2" office:value-type="string">
            <text:p text:style-name="P78">iu</text:p>
          </table:table-cell>
          <table:table-cell table:style-name="Таблица2.D2" office:value-type="string">
            <text:p text:style-name="P40"><text:span text:style-name="T87">Ошибка: </text:span><text:span text:style-name="T88">неверный символ в выражении</text:span></text:p>
          </table:table-cell>
        </table:table-row>
        <table:table-row>
          <table:table-cell table:style-name="Таблица2.A2" office:value-type="string">
            <text:p text:style-name="P66"/>
            <text:p text:style-name="P66"/>
            <text:p text:style-name="P66">3</text:p>
          </table:table-cell>
          <table:table-cell table:style-name="Таблица2.A2" office:value-type="string">
            <text:p text:style-name="P169"/>
            <text:p text:style-name="P169"/>
            <text:p text:style-name="P171">Выражение содержит несколько знаков подряд</text:p>
            <text:p text:style-name="P126"/>
          </table:table-cell>
          <table:table-cell table:style-name="Таблица2.A2" office:value-type="string">
            <text:p text:style-name="P103"/>
            <text:p text:style-name="P103"/>
            <text:p text:style-name="P106">1++2</text:p>
          </table:table-cell>
          <table:table-cell table:style-name="Таблица2.D2" office:value-type="string">
            <text:p text:style-name="P182"/>
            <text:p text:style-name="P182"/>
            <text:p text:style-name="P183"><text:bookmark text:name="docs-internal-guid-c9ad436b-7fff-0a86-5354-3592ac53d574"/><text:span text:style-name="T78">Ошибка: </text:span><text:span text:style-name="T89">не может быть введено несколько знаков подряд</text:span></text:p>
          </table:table-cell>
        </table:table-row>
        <table:table-row>
          <table:table-cell table:style-name="Таблица2.A2" office:value-type="string">
            <text:p text:style-name="P72">4</text:p>
          </table:table-cell>
          <table:table-cell table:style-name="Таблица2.A2" office:value-type="string">
            <text:p text:style-name="P172">В выражении первый символ не число</text:p>
          </table:table-cell>
          <table:table-cell table:style-name="Таблица2.A2" office:value-type="string">
            <text:p text:style-name="P104"/>
            <text:p text:style-name="P107">+1+2</text:p>
          </table:table-cell>
          <table:table-cell table:style-name="Таблица2.D2" office:value-type="string">
            <text:p text:style-name="P181"><text:span text:style-name="T65">Ошибка: </text:span><text:span text:style-name="T66">первым должно быть введено число</text:span></text:p>
          </table:table-cell>
        </table:table-row>
        <table:table-row>
          <table:table-cell table:style-name="Таблица2.A2" office:value-type="string">
            <text:p text:style-name="P72">5</text:p>
          </table:table-cell>
          <table:table-cell table:style-name="Таблица2.A2" office:value-type="string">
            <text:p text:style-name="P172">В выражении крайний символ не число</text:p>
          </table:table-cell>
          <table:table-cell table:style-name="Таблица2.A2" office:value-type="string">
            <text:p text:style-name="P104"/>
            <text:p text:style-name="P104"/>
            <text:p text:style-name="P107"><text:soft-page-break/>1+2+</text:p>
          </table:table-cell>
          <table:table-cell table:style-name="Таблица2.D2" office:value-type="string">
            <text:p text:style-name="P42"><text:span text:style-name="T78">Ошибка: </text:span><text:span text:style-name="T79">последним должно быть введено число</text:span></text:p>
          </table:table-cell>
        </table:table-row>
        <table:table-row>
          <table:table-cell table:style-name="Таблица2.A2" office:value-type="string">
            <text:p text:style-name="P72">6</text:p>
          </table:table-cell>
          <table:table-cell table:style-name="Таблица2.A2" office:value-type="string">
            <text:p text:style-name="P173">В выражении присутствует нецелое число</text:p>
          </table:table-cell>
          <table:table-cell table:style-name="Таблица2.A2" office:value-type="string">
            <text:p text:style-name="P104"/>
            <text:p text:style-name="P108">1.33+5</text:p>
          </table:table-cell>
          <table:table-cell table:style-name="Таблица2.D2" office:value-type="string">
            <text:p text:style-name="P37"><text:span text:style-name="T107">Ошибка: </text:span><text:span text:style-name="T108">неверный символ в выражении</text:span></text:p>
          </table:table-cell>
        </table:table-row>
        <table:table-row>
          <table:table-cell table:style-name="Таблица2.A2" office:value-type="string">
            <text:p text:style-name="P72">7</text:p>
          </table:table-cell>
          <table:table-cell table:style-name="Таблица2.A2" office:value-type="string">
            <text:p text:style-name="P174">Превыше<text:span text:style-name="T117">н</text:span> максимально возможный размер стека <text:span text:style-name="T118">при добавлении элемента</text:span></text:p>
          </table:table-cell>
          <table:table-cell table:style-name="Таблица2.A2" office:value-type="string">
            <text:p text:style-name="P123">(если максимально возможная величина стека 100)</text:p>
            <text:p text:style-name="P123">попытка добавить 101 элемент в стек</text:p>
          </table:table-cell>
          <table:table-cell table:style-name="Таблица2.D2" office:value-type="string">
            <text:p text:style-name="P36"/>
            <text:p text:style-name="P39"><text:bookmark text:name="docs-internal-guid-81f21475-7fff-e25e-1073-d266cfffc40d"/><text:span text:style-name="T87">Ошибка: </text:span><text:span text:style-name="T90">стек переполнен</text:span></text:p>
          </table:table-cell>
        </table:table-row>
        <table:table-row>
          <table:table-cell table:style-name="Таблица2.A2" office:value-type="string">
            <text:p text:style-name="P72">8</text:p>
          </table:table-cell>
          <table:table-cell table:style-name="Таблица2.A2" office:value-type="string">
            <text:p text:style-name="P175">Превыше<text:span text:style-name="T117">н</text:span> максимально возможный размер стека <text:span text:style-name="T118">при <text:s/></text:span><text:span text:style-name="T119">загрузке выражения в стек</text:span></text:p>
          </table:table-cell>
          <table:table-cell table:style-name="Таблица2.A2" office:value-type="string">
            <text:p text:style-name="P124">(если максимально возможная величина стека 100)</text:p>
            <text:p text:style-name="P125">попытка добавить выражение с 101 элементом</text:p>
          </table:table-cell>
          <table:table-cell table:style-name="Таблица2.D2" office:value-type="string">
            <text:p text:style-name="P35"/>
            <text:p text:style-name="P41"><text:span text:style-name="T87">Ошибка: </text:span><text:span text:style-name="T91">стек не может быть создан, так как количество элементов превышает размер стека</text:span></text:p>
          </table:table-cell>
        </table:table-row>
        <table:table-row>
          <table:table-cell table:style-name="Таблица2.A2" office:value-type="string">
            <text:p text:style-name="P72">9</text:p>
          </table:table-cell>
          <table:table-cell table:style-name="Таблица2.A2" office:value-type="string">
            <text:p text:style-name="P170"/>
            <text:p text:style-name="P176">При вводе максимального размера стека допущена ошибка</text:p>
            <text:p text:style-name="P176">(не число или число, меньшее <text:span text:style-name="T121">1</text:span> и большее 10000<text:span text:style-name="T120">)</text:span></text:p>
          </table:table-cell>
          <table:table-cell table:style-name="Таблица2.A2" office:value-type="string">
            <text:p text:style-name="P70"/>
            <text:p text:style-name="P70"/>
            <text:p text:style-name="P70">iu</text:p>
            <text:p text:style-name="P79">или</text:p>
            <text:p text:style-name="P79">-1</text:p>
            <text:p text:style-name="P70"/>
          </table:table-cell>
          <table:table-cell table:style-name="Таблица2.D2" office:value-type="string">
            <text:p text:style-name="P137"/>
            <text:p text:style-name="P148"><text:bookmark text:name="docs-internal-guid-5f346f2b-7fff-3984-1acd-2e534df6bcb6"/><text:span text:style-name="T82">Ошибка: </text:span><text:span text:style-name="T92">размер стека это число, не меньшее 1 и не большее 10000</text:span></text:p>
            <text:p text:style-name="P146"/>
          </table:table-cell>
        </table:table-row>
        <table:table-row>
          <table:table-cell table:style-name="Таблица2.A2" office:value-type="string">
            <text:p text:style-name="P72">10</text:p>
          </table:table-cell>
          <table:table-cell table:style-name="Таблица2.A2" office:value-type="string">
            <text:p text:style-name="P177"><text:span text:style-name="T71">Неверно в</text:span><text:span text:style-name="T72">ведено число при добавлении элемента </text:span><text:span text:style-name="T73">в стек</text:span></text:p>
            <text:p text:style-name="P178"><text:span text:style-name="T72">(</text:span><text:span text:style-name="T69">не число)</text:span></text:p>
          </table:table-cell>
          <table:table-cell table:style-name="Таблица2.A2" office:value-type="string">
            <text:p text:style-name="P73"/>
            <text:p text:style-name="P80">iu</text:p>
          </table:table-cell>
          <table:table-cell table:style-name="Таблица2.D2" office:value-type="string">
            <text:p text:style-name="P139"/>
            <text:p text:style-name="P150"><text:span text:style-name="T82">Ошибка: </text:span><text:span text:style-name="T83">неверно введен элемент для добавления</text:span></text:p>
          </table:table-cell>
        </table:table-row>
        <table:table-row table:style-name="Таблица2.12">
          <table:table-cell table:style-name="Таблица2.A2" office:value-type="string">
            <text:p text:style-name="P73">11</text:p>
            <text:p text:style-name="P67"/>
            <text:p text:style-name="P67"><text:soft-page-break/></text:p>
          </table:table-cell>
          <table:table-cell table:style-name="Таблица2.A2" office:value-type="string">
            <text:p text:style-name="P216"><text:bookmark text:name="docs-internal-guid-eeeebd49-7fff-cf8b-9ca9-493bd76cafe0"/><text:span text:style-name="T71">Неверно введен</text:span><text:span text:style-name="T76">о количество элементов для </text:span><text:soft-page-break/><text:span text:style-name="T76">добавления в стек</text:span></text:p>
            <text:p text:style-name="P217"><text:span text:style-name="T76">(не число или число меньшее </text:span><text:span text:style-name="T77">1</text:span><text:span text:style-name="T76"> или большее максимальной величины стека)</text:span></text:p>
          </table:table-cell>
          <table:table-cell table:style-name="Таблица2.A2" office:value-type="string">
            <text:p text:style-name="P73"/>
            <text:p text:style-name="P73"><text:soft-page-break/>iu</text:p>
          </table:table-cell>
          <table:table-cell table:style-name="Таблица2.D2" office:value-type="string">
            <text:p text:style-name="P137"/>
            <text:p text:style-name="P151"><text:bookmark text:name="docs-internal-guid-c5020ef1-7fff-9dc4-5537-05cf38f7ec3d"/><text:span text:style-name="T82">Ошибка: </text:span><text:span text:style-name="T83">неверно </text:span><text:soft-page-break/><text:span text:style-name="T83">введен</text:span><text:span text:style-name="T86">о количество элементов в стеке</text:span></text:p>
          </table:table-cell>
        </table:table-row>
        <table:table-row>
          <table:table-cell table:style-name="Таблица2.A2" office:value-type="string">
            <text:p text:style-name="P73">12</text:p>
          </table:table-cell>
          <table:table-cell table:style-name="Таблица2.A2" office:value-type="string">
            <text:p text:style-name="P128">Невозможность загрузить выражение в стек, так как само выражение введено не было</text:p>
          </table:table-cell>
          <table:table-cell table:style-name="Таблица2.A2" office:value-type="string">
            <text:p text:style-name="P81">Попытка ввести в стек выражение без его соз<text:span text:style-name="T127">да</text:span>ния</text:p>
            <text:p text:style-name="P71"/>
            <text:p text:style-name="P71"/>
            <text:p text:style-name="P71"/>
          </table:table-cell>
          <table:table-cell table:style-name="Таблица2.D2" office:value-type="string">
            <text:p text:style-name="P152"><text:bookmark text:name="docs-internal-guid-90d65d0b-7fff-2cbc-5200-493d91f307d4"/><text:span text:style-name="T82">Ошибка: <text:s/></text:span><text:span text:style-name="T84">выражение не введено</text:span></text:p>
          </table:table-cell>
        </table:table-row>
        <table:table-row>
          <table:table-cell table:style-name="Таблица2.A2" office:value-type="string">
            <text:p text:style-name="P73">13</text:p>
          </table:table-cell>
          <table:table-cell table:style-name="Таблица2.A2" office:value-type="string">
            <text:p text:style-name="P129">Попытка печати или удаления из стека массива, если он пуст</text:p>
          </table:table-cell>
          <table:table-cell table:style-name="Таблица2.A2" office:value-type="string">
            <text:p text:style-name="P74"/>
            <text:p text:style-name="P82">Пустой стек массив</text:p>
          </table:table-cell>
          <table:table-cell table:style-name="Таблица2.D2" office:value-type="string">
            <text:p text:style-name="P138"/>
            <text:p text:style-name="P144">Стек пуст</text:p>
          </table:table-cell>
        </table:table-row>
        <table:table-row>
          <table:table-cell table:style-name="Таблица2.A2" office:value-type="string">
            <text:p text:style-name="P75">14</text:p>
          </table:table-cell>
          <table:table-cell table:style-name="Таблица2.A2" office:value-type="string">
            <text:p text:style-name="P129">Попытка печати или удаления из стека списка, если он пуст</text:p>
          </table:table-cell>
          <table:table-cell table:style-name="Таблица2.A2" office:value-type="string">
            <text:p text:style-name="P104"/>
            <text:p text:style-name="P109">Пустой стек список</text:p>
            <text:p text:style-name="P122"/>
          </table:table-cell>
          <table:table-cell table:style-name="Таблица2.D2" office:value-type="string">
            <text:p text:style-name="P138"/>
            <text:p text:style-name="P145">Стек пуст</text:p>
          </table:table-cell>
        </table:table-row>
        <table:table-row>
          <table:table-cell table:style-name="Таблица2.A2" office:value-type="string">
            <text:p text:style-name="P75">15</text:p>
          </table:table-cell>
          <table:table-cell table:style-name="Таблица2.A2" office:value-type="string">
            <text:p text:style-name="P130"/>
            <text:p text:style-name="P131">Выражение можно ввести лишь 1 раз</text:p>
          </table:table-cell>
          <table:table-cell table:style-name="Таблица2.A2" office:value-type="string">
            <text:p text:style-name="P110"/>
            <text:p text:style-name="P111">Попытка ввести выражение еще раз</text:p>
          </table:table-cell>
          <table:table-cell table:style-name="Таблица2.D2" office:value-type="string">
            <text:p text:style-name="P140"/>
            <text:p text:style-name="P149"><text:span text:style-name="T82">Ошибка: </text:span><text:span text:style-name="T85">выражение уже введено</text:span></text:p>
          </table:table-cell>
        </table:table-row>
        <table:table-row>
          <table:table-cell table:style-name="Таблица2.A2" office:value-type="string">
            <text:p text:style-name="P76">16</text:p>
          </table:table-cell>
          <table:table-cell table:style-name="Таблица2.A2" office:value-type="string">
            <text:p text:style-name="P131">Выражение в стек массив <text:s/>можно ввести лишь один раз</text:p>
          </table:table-cell>
          <table:table-cell table:style-name="Таблица2.A2" office:value-type="string">
            <text:p text:style-name="P105"/>
            <text:p text:style-name="P111">Попытка ввести выражение в стек массив еще раз</text:p>
          </table:table-cell>
          <table:table-cell table:style-name="Таблица2.D2" office:value-type="string">
            <text:p text:style-name="P141"/>
            <text:p text:style-name="P143">Ошибка: стек уже создан</text:p>
          </table:table-cell>
        </table:table-row>
        <table:table-row>
          <table:table-cell table:style-name="Таблица2.A2" office:value-type="string">
            <text:p text:style-name="P76">17</text:p>
          </table:table-cell>
          <table:table-cell table:style-name="Таблица2.A2" office:value-type="string">
            <text:p text:style-name="P131">Выражение в стек список <text:s/>можно ввести лишь один <text:soft-page-break/>раз</text:p>
          </table:table-cell>
          <table:table-cell table:style-name="Таблица2.A2" office:value-type="string">
            <text:p text:style-name="P111">Попытка ввести выражение в стек список <text:soft-page-break/>еще раз</text:p>
          </table:table-cell>
          <table:table-cell table:style-name="Таблица2.D2" office:value-type="string">
            <text:p text:style-name="P142"><text:s/><text:span text:style-name="T122">Ошибка: стек уже создан</text:span></text:p>
          </table:table-cell>
        </table:table-row>
        <table:table-row>
          <table:table-cell table:style-name="Таблица2.A2" office:value-type="string">
            <text:p text:style-name="P76">18</text:p>
          </table:table-cell>
          <table:table-cell table:style-name="Таблица2.A2" office:value-type="string">
            <text:p text:style-name="P132">Массив освободившихся адресов пуст</text:p>
          </table:table-cell>
          <table:table-cell table:style-name="Таблица2.A2" office:value-type="string">
            <text:p text:style-name="P164"><text:span text:style-name="T94">П</text:span><text:span text:style-name="T93">опытка распечатать массив освободившихся адресов, если он пуст</text:span></text:p>
          </table:table-cell>
          <table:table-cell table:style-name="Таблица2.D2" office:value-type="string">
            <text:p text:style-name="P132">Массив освободившихся адресов пуст</text:p>
          </table:table-cell>
        </table:table-row>
        <table:table-row>
          <table:table-cell table:style-name="Таблица2.A2" office:value-type="string">
            <text:p text:style-name="P76">19</text:p>
          </table:table-cell>
          <table:table-cell table:style-name="Таблица2.A2" office:value-type="string">
            <text:p text:style-name="P167"><text:span text:style-name="T70">В</text:span><text:span text:style-name="T69">ычислить результат выражения <text:s/>в стеке в виде списка</text:span></text:p>
          </table:table-cell>
          <table:table-cell table:style-name="Таблица2.A2" office:value-type="string">
            <text:p text:style-name="P112">Выражение</text:p>
            <text:p text:style-name="P112">1+2+3</text:p>
            <text:p text:style-name="P112">Команда</text:p>
            <text:p text:style-name="P112">6</text:p>
          </table:table-cell>
          <table:table-cell table:style-name="Таблица2.D2" office:value-type="string">
            <text:p text:style-name="P136">Результат вычисления:</text:p>
            <text:p text:style-name="P136">6</text:p>
          </table:table-cell>
        </table:table-row>
        <table:table-row>
          <table:table-cell table:style-name="Таблица2.A2" office:value-type="string">
            <text:p text:style-name="P76">20</text:p>
          </table:table-cell>
          <table:table-cell table:style-name="Таблица2.A2" office:value-type="string">
            <text:p text:style-name="P153"><text:span text:style-name="T70">В</text:span><text:span text:style-name="T74">ычислить результат выражения <text:s/>в стеке в виде </text:span><text:span text:style-name="T75">массива</text:span></text:p>
          </table:table-cell>
          <table:table-cell table:style-name="Таблица2.A2" office:value-type="string">
            <text:p text:style-name="P112">Выражение</text:p>
            <text:p text:style-name="P112">1+2+3</text:p>
            <text:p text:style-name="P112">Команда</text:p>
            <text:p text:style-name="P113">12</text:p>
          </table:table-cell>
          <table:table-cell table:style-name="Таблица2.D2" office:value-type="string">
            <text:p text:style-name="P136">Результат вычисления:</text:p>
            <text:p text:style-name="P38">6</text:p>
          </table:table-cell>
        </table:table-row>
        <table:table-row>
          <table:table-cell table:style-name="Таблица2.A2" office:value-type="string">
            <text:p text:style-name="P77">21</text:p>
          </table:table-cell>
          <table:table-cell table:style-name="Таблица2.A2" office:value-type="string">
            <text:p text:style-name="P133">Количество элементов для замера времени и памяти введено неверно</text:p>
            <text:p text:style-name="P133">(не число или число меньшее 0 и большее 1000)</text:p>
            <text:p text:style-name="P127"/>
          </table:table-cell>
          <table:table-cell table:style-name="Таблица2.A2" office:value-type="string">
            <text:p text:style-name="P83">iu</text:p>
            <text:p text:style-name="P83">или </text:p>
            <text:p text:style-name="P83">-1</text:p>
          </table:table-cell>
          <table:table-cell table:style-name="Таблица2.D2" office:value-type="string">
            <text:p text:style-name="P31">Ошибка: неверно введено количество элементов в стеках</text:p>
          </table:table-cell>
        </table:table-row>
        <table:table-row>
          <table:table-cell table:style-name="Таблица2.A2" office:value-type="string">
            <text:p text:style-name="P77">22</text:p>
          </table:table-cell>
          <table:table-cell table:style-name="Таблица2.A2" office:value-type="string">
            <text:p text:style-name="P135">Вывод замеров времени и памяти<text:line-break/>(все значения введены корректно)</text:p>
          </table:table-cell>
          <table:table-cell table:style-name="Таблица2.A2" office:value-type="string">
            <text:p text:style-name="P114">Команда</text:p>
            <text:p text:style-name="P114">13</text:p>
            <text:p text:style-name="P115">Количество элементов в стеках</text:p>
            <text:p text:style-name="P115">100</text:p>
          </table:table-cell>
          <table:table-cell table:style-name="Таблица2.D2" office:value-type="string">
            <text:p text:style-name="P32">Вывод <text:s/>замеров времени для добавления, удаления и выполнения вычисления, а также количество затраченной памяти</text:p>
          </table:table-cell>
        </table:table-row>
        <text:soft-page-break/>
        <table:table-row>
          <table:table-cell table:style-name="Таблица2.A2" office:value-type="string">
            <text:p text:style-name="P77"><text:span text:style-name="T109">2</text:span>3</text:p>
          </table:table-cell>
          <table:table-cell table:style-name="Таблица2.A2" office:value-type="string">
            <text:p text:style-name="P134">Выход из программы</text:p>
          </table:table-cell>
          <table:table-cell table:style-name="Таблица2.A2" office:value-type="string">
            <text:p text:style-name="P84">Команда</text:p>
            <text:p text:style-name="P84">0</text:p>
          </table:table-cell>
          <table:table-cell table:style-name="Таблица2.D2" office:value-type="string">
            <text:p text:style-name="P33"><text:span text:style-name="T96">В</text:span><text:span text:style-name="T95">ыход из программы, очистка консоли</text:span></text:p>
          </table:table-cell>
        </table:table-row>
      </table:table>
      <text:h text:style-name="P17" text:outline-level="1"/>
      <text:h text:style-name="P17" text:outline-level="1"/>
      <text:h text:style-name="P17" text:outline-level="1"><text:bookmark-start text:name="__RefHeading___Toc4279_2612490447"/>Оценка эффективности<text:bookmark-end text:name="__RefHeading___Toc4279_2612490447"/></text:h>
      <text:p text:style-name="P154"><text:span text:style-name="T123">Время будет</text:span> измеряться в тактах процессора на процессоре с частотой 35000000 Гц</text:p>
      <text:p text:style-name="P158">Добавление элементов (в тиках)</text:p>
      <table:table table:name="Таблица6" table:style-name="Таблица6">
        <table:table-column table:style-name="Таблица6.A" table:number-columns-repeated="3"/>
        <table:table-row table:style-name="Таблица6.1">
          <table:table-cell table:style-name="Таблица6.A1" office:value-type="string">
            <text:p text:style-name="P86">Размер</text:p>
          </table:table-cell>
          <table:table-cell table:style-name="Таблица6.A1" office:value-type="string">
            <text:p text:style-name="P90">Массив</text:p>
          </table:table-cell>
          <table:table-cell table:style-name="Таблица6.C1" office:value-type="string">
            <text:p text:style-name="P90">Список</text:p>
          </table:table-cell>
        </table:table-row>
        <table:table-row table:style-name="Таблица6.2">
          <table:table-cell table:style-name="Таблица6.A2" office:value-type="string">
            <text:p text:style-name="P116">10</text:p>
          </table:table-cell>
          <table:table-cell table:style-name="Таблица6.A2" office:value-type="string">
            <text:p text:style-name="P93">370</text:p>
          </table:table-cell>
          <table:table-cell table:style-name="Таблица6.C2" office:value-type="string">
            <text:p text:style-name="P93">1341</text:p>
          </table:table-cell>
        </table:table-row>
        <table:table-row>
          <table:table-cell table:style-name="Таблица6.A2" office:value-type="string">
            <text:p text:style-name="P119">100</text:p>
          </table:table-cell>
          <table:table-cell table:style-name="Таблица6.A2" office:value-type="string">
            <text:p text:style-name="P94">3524</text:p>
          </table:table-cell>
          <table:table-cell table:style-name="Таблица6.C2" office:value-type="string">
            <text:p text:style-name="P94">15218</text:p>
          </table:table-cell>
        </table:table-row>
        <table:table-row>
          <table:table-cell table:style-name="Таблица6.A2" office:value-type="string">
            <text:p text:style-name="P119">500</text:p>
          </table:table-cell>
          <table:table-cell table:style-name="Таблица6.A2" office:value-type="string">
            <text:p text:style-name="P96">5906</text:p>
          </table:table-cell>
          <table:table-cell table:style-name="Таблица6.C2" office:value-type="string">
            <text:p text:style-name="P96">27780</text:p>
          </table:table-cell>
        </table:table-row>
        <table:table-row>
          <table:table-cell table:style-name="Таблица6.A2" office:value-type="string">
            <text:p text:style-name="P119">100<text:span text:style-name="T128">0</text:span></text:p>
          </table:table-cell>
          <table:table-cell table:style-name="Таблица6.A2" office:value-type="string">
            <text:p text:style-name="P100">17762</text:p>
          </table:table-cell>
          <table:table-cell table:style-name="Таблица6.C2" office:value-type="string">
            <text:p text:style-name="P100">85224</text:p>
          </table:table-cell>
        </table:table-row>
      </table:table>
      <text:p text:style-name="P155"/>
      <text:p text:style-name="P159"><text:span text:style-name="T125">Удаление</text:span><text:span text:style-name="T124"> элементов (в тиках)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87">Размер</text:p>
          </table:table-cell>
          <table:table-cell table:style-name="Таблица3.A1" office:value-type="string">
            <text:p text:style-name="P91">Массив</text:p>
          </table:table-cell>
          <table:table-cell table:style-name="Таблица3.C1" office:value-type="string">
            <text:p text:style-name="P91">Список</text:p>
          </table:table-cell>
        </table:table-row>
        <table:table-row table:style-name="Таблица3.2">
          <table:table-cell table:style-name="Таблица3.A2" office:value-type="string">
            <text:p text:style-name="P117">10</text:p>
          </table:table-cell>
          <table:table-cell table:style-name="Таблица3.A2" office:value-type="string">
            <text:p text:style-name="P93">369</text:p>
          </table:table-cell>
          <table:table-cell table:style-name="Таблица3.C2" office:value-type="string">
            <text:p text:style-name="P93">915</text:p>
          </table:table-cell>
        </table:table-row>
        <table:table-row>
          <table:table-cell table:style-name="Таблица3.A2" office:value-type="string">
            <text:p text:style-name="P119">100</text:p>
          </table:table-cell>
          <table:table-cell table:style-name="Таблица3.A2" office:value-type="string">
            <text:p text:style-name="P96">3656</text:p>
          </table:table-cell>
          <table:table-cell table:style-name="Таблица3.C2" office:value-type="string">
            <text:p text:style-name="P96">9953</text:p>
          </table:table-cell>
        </table:table-row>
        <table:table-row>
          <table:table-cell table:style-name="Таблица3.A2" office:value-type="string">
            <text:p text:style-name="P119">500</text:p>
          </table:table-cell>
          <table:table-cell table:style-name="Таблица3.A2" office:value-type="string">
            <text:p text:style-name="P97">4641</text:p>
          </table:table-cell>
          <table:table-cell table:style-name="Таблица3.C2" office:value-type="string">
            <text:p text:style-name="P97">14825</text:p>
          </table:table-cell>
        </table:table-row>
        <table:table-row>
          <table:table-cell table:style-name="Таблица3.A2" office:value-type="string">
            <text:p text:style-name="P119">1000</text:p>
          </table:table-cell>
          <table:table-cell table:style-name="Таблица3.A2" office:value-type="string">
            <text:p text:style-name="P89">9070</text:p>
          </table:table-cell>
          <table:table-cell table:style-name="Таблица3.C2" office:value-type="string">
            <text:p text:style-name="P89">30872</text:p>
          </table:table-cell>
        </table:table-row>
      </table:table>
      <text:p text:style-name="P156"/>
      <text:p text:style-name="P168"><text:span text:style-name="T13">Вычисление выражения </text:span><text:span text:style-name="T12">(в тиках)</text:span></text:p>
      <table:table table:name="Таблица4" table:style-name="Таблица4">
        <table:table-column table:style-name="Таблица4.A" table:number-columns-repeated="3"/>
        <text:soft-page-break/>
        <table:table-row table:style-name="Таблица4.1">
          <table:table-cell table:style-name="Таблица4.A1" office:value-type="string">
            <text:p text:style-name="P87">Размер</text:p>
          </table:table-cell>
          <table:table-cell table:style-name="Таблица4.A1" office:value-type="string">
            <text:p text:style-name="P91">Массив</text:p>
          </table:table-cell>
          <table:table-cell table:style-name="Таблица4.C1" office:value-type="string">
            <text:p text:style-name="P91">Список</text:p>
          </table:table-cell>
        </table:table-row>
        <table:table-row table:style-name="Таблица4.2">
          <table:table-cell table:style-name="Таблица4.A2" office:value-type="string">
            <text:p text:style-name="P117">10</text:p>
          </table:table-cell>
          <table:table-cell table:style-name="Таблица4.A2" office:value-type="string">
            <text:p text:style-name="P93">6845</text:p>
          </table:table-cell>
          <table:table-cell table:style-name="Таблица4.C2" office:value-type="string">
            <text:p text:style-name="P93">7696</text:p>
          </table:table-cell>
        </table:table-row>
        <table:table-row>
          <table:table-cell table:style-name="Таблица4.A2" office:value-type="string">
            <text:p text:style-name="P119">100</text:p>
          </table:table-cell>
          <table:table-cell table:style-name="Таблица4.A2" office:value-type="string">
            <text:p text:style-name="P94">28728</text:p>
          </table:table-cell>
          <table:table-cell table:style-name="Таблица4.C2" office:value-type="string">
            <text:p text:style-name="P94">36211</text:p>
          </table:table-cell>
        </table:table-row>
        <table:table-row>
          <table:table-cell table:style-name="Таблица4.A2" office:value-type="string">
            <text:p text:style-name="P119">500</text:p>
          </table:table-cell>
          <table:table-cell table:style-name="Таблица4.A2" office:value-type="string">
            <text:p text:style-name="P98">90832</text:p>
          </table:table-cell>
          <table:table-cell table:style-name="Таблица4.C2" office:value-type="string">
            <text:p text:style-name="P98">115558</text:p>
          </table:table-cell>
        </table:table-row>
        <table:table-row>
          <table:table-cell table:style-name="Таблица4.A2" office:value-type="string">
            <text:p text:style-name="P119">1000</text:p>
          </table:table-cell>
          <table:table-cell table:style-name="Таблица4.A2" office:value-type="string">
            <text:p text:style-name="P102">175316</text:p>
          </table:table-cell>
          <table:table-cell table:style-name="Таблица4.C2" office:value-type="string">
            <text:p text:style-name="P102">222821</text:p>
          </table:table-cell>
        </table:table-row>
      </table:table>
      <text:p text:style-name="P156"/>
      <text:p text:style-name="P160">Замеры памяти</text:p>
      <table:table table:name="Таблица5" table:style-name="Таблица5">
        <table:table-column table:style-name="Таблица5.A" table:number-columns-repeated="3"/>
        <table:table-row table:style-name="Таблица5.1">
          <table:table-cell table:style-name="Таблица5.A1" office:value-type="string">
            <text:p text:style-name="P88">Размер</text:p>
          </table:table-cell>
          <table:table-cell table:style-name="Таблица5.A1" office:value-type="string">
            <text:p text:style-name="P92">Массив</text:p>
          </table:table-cell>
          <table:table-cell table:style-name="Таблица5.C1" office:value-type="string">
            <text:p text:style-name="P92">Список</text:p>
          </table:table-cell>
        </table:table-row>
        <table:table-row table:style-name="Таблица5.2">
          <table:table-cell table:style-name="Таблица5.A2" office:value-type="string">
            <text:p text:style-name="P118">10</text:p>
          </table:table-cell>
          <table:table-cell table:style-name="Таблица5.A2" office:value-type="string">
            <text:p text:style-name="P93">48</text:p>
          </table:table-cell>
          <table:table-cell table:style-name="Таблица5.C2" office:value-type="string">
            <text:p text:style-name="P93">160</text:p>
          </table:table-cell>
        </table:table-row>
        <table:table-row>
          <table:table-cell table:style-name="Таблица5.A2" office:value-type="string">
            <text:p text:style-name="P120">100</text:p>
          </table:table-cell>
          <table:table-cell table:style-name="Таблица5.A2" office:value-type="string">
            <text:p text:style-name="P95">408</text:p>
          </table:table-cell>
          <table:table-cell table:style-name="Таблица5.C2" office:value-type="string">
            <text:p text:style-name="P95">1600</text:p>
          </table:table-cell>
        </table:table-row>
        <table:table-row>
          <table:table-cell table:style-name="Таблица5.A2" office:value-type="string">
            <text:p text:style-name="P120">500</text:p>
          </table:table-cell>
          <table:table-cell table:style-name="Таблица5.A2" office:value-type="string">
            <text:p text:style-name="P99">2008</text:p>
          </table:table-cell>
          <table:table-cell table:style-name="Таблица5.C2" office:value-type="string">
            <text:p text:style-name="P99">800<text:span text:style-name="T126">0</text:span></text:p>
          </table:table-cell>
        </table:table-row>
        <table:table-row>
          <table:table-cell table:style-name="Таблица5.A2" office:value-type="string">
            <text:p text:style-name="P120">1000</text:p>
          </table:table-cell>
          <table:table-cell table:style-name="Таблица5.A2" office:value-type="string">
            <text:p text:style-name="P101">4008</text:p>
          </table:table-cell>
          <table:table-cell table:style-name="Таблица5.C2" office:value-type="string">
            <text:p text:style-name="P101">16000</text:p>
          </table:table-cell>
        </table:table-row>
      </table:table>
      <text:p text:style-name="P157"/>
      <text:p text:style-name="P165"/>
      <text:h text:style-name="P16" text:outline-level="1"><text:bookmark-start text:name="__RefHeading___Toc1503_1224043242"/>Ответы на контрольные вопросы<text:bookmark-end text:name="__RefHeading___Toc1503_1224043242"/></text:h>
      <text:p text:style-name="P65">1. Что такое стек?</text:p>
      <text:p text:style-name="P185">Стек – это последовательный список с переменной длиной, в котором</text:p>
      <text:p text:style-name="P185">включение и исключение элементов происходит только с одной стороны – с его вершины</text:p>
      <text:p text:style-name="P65">2. Каким образом и сколько памяти выделяется под хранение стека</text:p>
      <text:p text:style-name="P65">при различной его реализации?</text:p>
      <text:p text:style-name="P186">Если хранить как массив — либо в куче, либо на стеке (зависит от того, динамически или статический массив используется).</text:p>
      <text:p text:style-name="P186">Если хранить стек как список, то память выделяется в куче. <text:s/></text:p>
      <text:p text:style-name="P186"><text:soft-page-break/></text:p>
      <text:p text:style-name="P186">Для каждого элемента стека, который хранится как список, выделяется на 4 или 8 байт больше, чем для элемента стека, который хранится как массив.</text:p>
      <text:p text:style-name="P185">Данные байты использованы для хранения указателя на следующий</text:p>
      <text:p text:style-name="P185">элемент списка. (из-за этого либо 4 либо 8 байт)</text:p>
      <text:p text:style-name="P65">3. Каким образом освобождается память при удалении элемента стека</text:p>
      <text:p text:style-name="P65">при различной реализации стека?</text:p>
      <text:p text:style-name="P184"><text:span text:style-name="T67">Если хранить стек как массив </text:span><text:span text:style-name="T68">(статический)</text:span><text:span text:style-name="T67">, то смещается только указатель на начало стека</text:span></text:p>
      <text:p text:style-name="P186">Если хранить стек как список, то верхний элемент удаляется при помощи операции освобождения памяти для него и смещением указателя, который указывает на начало стека</text:p>
      <text:p text:style-name="P185"/>
      <text:p text:style-name="P65">4. Что происходит с элементами стека при его просмотре?</text:p>
      <text:p text:style-name="P187">При просмотре стека мы имеем возможность добраться только до верхушки стека. Чтобы получить доступ к следующему элементу, необходимо удалить текущую верхушку</text:p>
      <text:p text:style-name="P65">5. Каким образом эффективнее реализовывать стек? От чего это</text:p>
      <text:p text:style-name="P65">зависит?</text:p>
      <text:p text:style-name="P185">Стек эффективнее реализовать с помощью массива, так как он выигрывает в количестве занимаемой памяти (если массив динамический) и во времени обработки стека</text:p>
      <text:p text:style-name="P185">Хранение с помощью списка может выигрывать, если только стек</text:p>
      <text:p text:style-name="P185">реализован с помощью статического массива, так как в данном случае</text:p>
      <text:p text:style-name="P185">размер памяти под список ограничен размером оперативной памяти</text:p>
      <text:p text:style-name="P185">(хранится в куче), а для статического массива — ограничена размером</text:p>
      <text:p text:style-name="P185">стека.</text:p>
      <text:h text:style-name="P16" text:outline-level="1"><text:bookmark-start text:name="__RefHeading___Toc1505_1224043242"/>Вывод<text:bookmark-end text:name="__RefHeading___Toc1505_1224043242"/></text:h>
      <text:p text:style-name="P162">В случае необходимости реализации стека на компьютере, его стоит реализовывать на динамическом массиве, так он имеет преимущества над статическим массивом и списком</text:p>
      <text:p text:style-name="P162"><text:soft-page-break/>Статический массив ограничен по памяти, так как располагается в стеке самого компьютера, в то время как динамический массив ограничен лишь объемом оперативной памяти компьютера</text:p>
      <text:p text:style-name="P163">Список, в свою очередь, занимает больше количества памяти <text:span text:style-name="T129">(примерно в 4 раза)</text:span>, так как ему, помимо самого элемента, нужно хранить указатель на следующий элемент списка, а также скорость работы с элементами списка занимает больше времени: </text:p>
      <text:p text:style-name="P163"><text:tab/>при удалении <text:span text:style-name="T129">(примерно в 3 раза)</text:span></text:p>
      <text:p text:style-name="P163"><text:tab/><text:span text:style-name="T130">при добавлении (примерно в 4-5 раз)</text:span></text:p>
      <text:p text:style-name="P163"><text:tab/><text:span text:style-name="T130">при подсчете выражения (примерно в 1.3-1.4 раза)</text:span></text:p>
      <text:p text:style-name="P1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3" svg:font-family="'Times New Roman'"/>
    <style:font-face style:name="Times New Roman2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4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2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298</meta:editing-cycles>
    <meta:print-date>2019-11-26T17:37:00</meta:print-date>
    <meta:creation-date>2018-12-20T06:53:00</meta:creation-date>
    <dc:date>2020-11-23T18:45:57.763330917</dc:date>
    <meta:editing-duration>PT22H34M49S</meta:editing-duration>
    <meta:generator>LibreOffice/6.4.6.2$Linux_X86_64 LibreOffice_project/40$Build-2</meta:generator>
    <meta:document-statistic meta:table-count="6" meta:image-count="1" meta:object-count="0" meta:page-count="13" meta:paragraph-count="324" meta:word-count="1524" meta:character-count="10051" meta:non-whitespace-character-count="87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